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95mm"/>
    </style:style>
    <style:style style:name="co3" style:family="table-column">
      <style:table-column-properties fo:break-before="auto" style:column-width="25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20001" number:language="en" number:country="US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8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8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7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 style:data-style-name="N188">
      <style:text-properties fo:color="#808080"/>
    </style:style>
    <style:style style:name="ce14" style:family="table-cell" style:parent-style-name="Default">
      <style:table-cell-properties fo:wrap-option="wrap"/>
      <style:text-properties fo:color="#800000" style:text-underline-style="solid" style:text-underline-width="auto" style:text-underline-color="font-color"/>
    </style:style>
    <style:style style:name="ce15" style:family="table-cell" style:parent-style-name="Default" style:data-style-name="N3">
      <style:table-cell-properties fo:wrap-option="wrap"/>
    </style:style>
    <style:style style:name="ce16" style:family="table-cell" style:parent-style-name="Default" style:data-style-name="N3"/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211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21" style:family="table-cell" style:parent-style-name="Default" style:data-style-name="N187">
      <style:table-cell-properties fo:wrap-option="wrap"/>
      <style:text-properties fo:color="#7e0021"/>
    </style:style>
    <style:style style:name="ce22" style:family="table-cell" style:parent-style-name="Defaul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23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ext-properties style:use-window-font-color="true" fo:font-weight="normal" style:font-weight-asian="normal" style:font-weight-complex="normal"/>
    </style:style>
    <style:style style:name="ce25" style:family="table-cell" style:parent-style-name="Default" style:data-style-name="N201">
      <style:table-cell-properties fo:wrap-option="wrap"/>
      <style:text-properties fo:color="#808080" fo:font-weight="normal" style:font-weight-asian="normal" style:font-weight-complex="normal"/>
    </style:style>
    <style:style style:name="ce26" style:family="table-cell" style:parent-style-name="Default" style:data-style-name="N201">
      <style:text-properties fo:color="#808080"/>
    </style:style>
    <style:style style:name="ce27" style:family="table-cell" style:parent-style-name="Default">
      <style:text-properties fo:color="#800000" style:text-underline-style="solid" style:text-underline-width="auto" style:text-underline-color="font-color" fo:font-weight="normal" style:font-weight-asian="normal" style:font-weight-complex="normal"/>
    </style:style>
    <style:style style:name="ce28" style:family="table-cell" style:parent-style-name="Default" style:data-style-name="N4"/>
    <style:style style:name="ce29" style:family="table-cell" style:parent-style-name="Default" style:data-style-name="N3">
      <style:table-cell-properties fo:wrap-option="wrap"/>
      <style:text-properties fo:color="#0000ff" fo:font-weight="normal" style:font-weight-asian="normal" style:font-weight-complex="normal"/>
    </style:style>
    <style:style style:name="ce30" style:family="table-cell" style:parent-style-name="Default" style:data-style-name="N3">
      <style:table-cell-properties fo:wrap-option="wrap"/>
      <style:text-properties fo:color="#7e0021"/>
    </style:style>
    <style:style style:name="ce31" style:family="table-cell" style:parent-style-name="Default" style:data-style-name="N188">
      <style:table-cell-properties fo:wrap-option="wrap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188">
      <style:table-cell-properties fo:wrap-option="wrap"/>
      <style:text-properties fo:color="#0000ff" fo:font-weight="normal" style:font-weight-asian="normal" style:font-weight-complex="normal"/>
    </style:style>
    <style:style style:name="ce33" style:family="table-cell" style:parent-style-name="Default" style:data-style-name="N188">
      <style:table-cell-properties fo:wrap-option="wrap"/>
    </style:style>
    <style:style style:name="ce34" style:family="table-cell" style:parent-style-name="Default" style:data-style-name="N188">
      <style:table-cell-properties fo:wrap-option="wrap"/>
      <style:text-properties fo:color="#800000" style:text-underline-style="solid" style:text-underline-width="auto" style:text-underline-color="font-color"/>
    </style:style>
    <style:style style:name="ce35" style:family="table-cell" style:parent-style-name="Default" style:data-style-name="N2">
      <style:table-cell-properties fo:wrap-option="wrap"/>
      <style:text-properties fo:color="#0000ff" fo:font-weight="normal" style:font-weight-asian="normal" style:font-weight-complex="normal"/>
    </style:style>
    <style:style style:name="ce36" style:family="table-cell" style:parent-style-name="Default" style:data-style-name="N2">
      <style:table-cell-properties fo:wrap-option="wrap"/>
    </style:style>
    <style:style style:name="ce37" style:family="table-cell" style:parent-style-name="Default" style:data-style-name="N3">
      <style:text-properties fo:color="#0000ff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 style:data-style-name="N201"/>
    <style:style style:name="ce40" style:family="table-cell" style:parent-style-name="Default" style:data-style-name="N4">
      <style:table-cell-properties fo:wrap-option="wrap"/>
      <style:text-properties fo:color="#0000ff" fo:font-weight="normal" style:font-weight-asian="normal" style:font-weight-complex="normal"/>
    </style:style>
    <style:style style:name="ce41" style:family="table-cell" style:parent-style-name="Default">
      <style:text-properties style:text-underline-style="solid" style:text-underline-width="auto" style:text-underline-color="font-color"/>
    </style:style>
    <style:style style:name="ce42" style:family="table-cell" style:parent-style-name="Default" style:data-style-name="N188"/>
    <style:style style:name="ce43" style:family="table-cell" style:parent-style-name="Default" style:data-style-name="N211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ext-properties fo:color="#666666" fo:font-style="italic" style:font-style-asian="italic" style:font-style-complex="italic"/>
    </style:style>
    <style:style style:name="ce45" style:family="table-cell" style:parent-style-name="Default" style:data-style-name="N192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3">
      <style:text-properties fo:color="#800000" fo:font-weight="bold" style:font-weight-asian="bold" style:font-weight-complex="bold"/>
    </style:style>
    <style:style style:name="ce47" style:family="table-cell" style:parent-style-name="Default" style:data-style-name="N188">
      <style:text-properties fo:color="#800000" fo:font-weight="bold" style:font-weight-asian="bold" style:font-weight-complex="bold"/>
    </style:style>
    <style:style style:name="ce48" style:family="table-cell" style:parent-style-name="Default" style:data-style-name="N201">
      <style:text-properties fo:color="#8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ce50" style:family="table-cell" style:parent-style-name="Default" style:data-style-name="N4">
      <style:table-cell-properties fo:wrap-option="wrap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3">
      <style:text-properties fo:color="#0000ff" fo:font-style="italic" style:font-style-asian="italic" style:font-style-complex="italic"/>
    </style:style>
    <style:style style:name="ce52" style:family="table-cell" style:parent-style-name="Default" style:data-style-name="N3">
      <style:text-properties fo:color="#666666" fo:font-style="italic" style:font-style-asian="italic" style:font-style-complex="italic"/>
    </style:style>
    <style:style style:name="ce53" style:family="table-cell" style:parent-style-name="Default">
      <style:text-properties style:use-window-font-color="true" fo:font-style="italic" style:font-style-asian="italic" style:font-style-complex="italic"/>
    </style:style>
    <style:style style:name="ce54" style:family="table-cell" style:parent-style-name="Default" style:data-style-name="N192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3">
      <style:table-cell-properties fo:wrap-option="wrap"/>
      <style:text-properties fo:color="#800000" fo:font-weight="bold" style:font-weight-asian="bold" style:font-weight-complex="bold"/>
    </style:style>
    <style:style style:name="ce56" style:family="table-cell" style:parent-style-name="Default">
      <style:table-cell-properties fo:wrap-option="wrap"/>
      <style:text-properties fo:color="#800000" fo:font-weight="bold" style:font-weight-asian="bold" style:font-weight-complex="bold"/>
    </style:style>
    <style:style style:name="ce57" style:family="table-cell" style:parent-style-name="Default">
      <style:text-properties fo:color="#800000" style:text-underline-style="solid" style:text-underline-width="auto" style:text-underline-color="font-color"/>
    </style:style>
    <style:style style:name="ce58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ext-properties style:font-name="Arial" fo:font-weight="bold" style:font-name-asian="Droid Sans Fallback" style:font-weight-asian="bold" style:font-name-complex="Arial1" style:font-weight-complex="bold"/>
    </style:style>
    <style:style style:name="ce60" style:family="table-cell" style:parent-style-name="Default">
      <style:text-properties fo:color="#800000" fo:font-weight="bold" style:font-weight-asian="bold" style:font-weight-complex="bold"/>
    </style:style>
    <style:style style:name="ce161" style:family="table-cell" style:parent-style-name="Default" style:data-style-name="N187">
      <style:table-cell-properties fo:background-color="#c2e0ae" fo:border="0.06pt solid #000000"/>
      <style:text-properties fo:font-weight="bold" style:font-weight-asian="bold" style:font-weight-complex="bold"/>
    </style:style>
    <style:style style:name="ce162" style:family="table-cell" style:parent-style-name="Default" style:data-style-name="N3">
      <style:table-cell-properties fo:background-color="#c2e0ae" fo:border="0.06pt solid #000000"/>
      <style:text-properties style:use-window-font-color="true" fo:font-weight="bold" style:font-weight-asian="bold" style:font-weight-complex="bold"/>
    </style:style>
    <style:style style:name="ce163" style:family="table-cell" style:parent-style-name="Default" style:data-style-name="N3">
      <style:table-cell-properties fo:background-color="transparent" fo:border="none"/>
      <style:text-properties fo:color="#0000ff" fo:font-weight="normal" style:font-weight-asian="normal" style:font-weight-complex="normal"/>
    </style:style>
    <style:style style:name="ce64" style:family="table-cell" style:parent-style-name="Default" style:data-style-name="N188">
      <style:table-cell-properties style:text-align-source="fix" style:repeat-content="false"/>
      <style:paragraph-properties fo:text-align="end" fo:margin-left="0mm"/>
      <style:text-properties fo:color="#800000" fo:font-weight="bold" style:font-weight-asian="bold" style:font-weight-complex="bold"/>
    </style:style>
    <style:style style:name="ce65" style:family="table-cell" style:parent-style-name="Default" style:data-style-name="N3">
      <style:text-properties fo:font-style="italic" style:font-style-asian="italic" style:font-style-complex="italic"/>
    </style:style>
    <style:style style:name="ce66" style:family="table-cell" style:parent-style-name="Default" style:data-style-name="N201">
      <style:text-properties fo:color="#800000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68" style:family="table-cell" style:parent-style-name="Default" style:data-style-name="N4">
      <style:text-properties style:font-name="Arial" fo:font-style="italic" style:font-name-asian="Droid Sans Fallback" style:font-style-asian="italic" style:font-name-complex="Arial1" style:font-style-complex="italic"/>
    </style:style>
    <style:style style:name="ce69" style:family="table-cell" style:parent-style-name="Default" style:data-style-name="N2">
      <style:text-properties style:font-name="Arial" fo:font-style="italic" style:font-name-asian="Droid Sans Fallback" style:font-style-asian="italic" style:font-name-complex="Arial1" style:font-style-complex="italic"/>
    </style:style>
    <style:style style:name="ce70" style:family="table-cell" style:parent-style-name="Default" style:data-style-name="N4">
      <style:text-properties fo:font-style="italic" style:font-style-asian="italic" style:font-style-complex="italic"/>
    </style:style>
    <style:style style:name="ce71" style:family="table-cell" style:parent-style-name="Default" style:data-style-name="N212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 style:data-style-name="N211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ext-properties style:use-window-font-color="true"/>
    </style:style>
    <style:style style:name="ce75" style:family="table-cell" style:parent-style-name="Default">
      <style:text-properties fo:color="#0000ff" fo:font-weight="normal" style:font-weight-asian="normal" style:font-weight-complex="normal"/>
    </style:style>
    <style:style style:name="ce76" style:family="table-cell" style:parent-style-name="Default" style:data-style-name="N192">
      <style:table-cell-properties style:text-align-source="fix" style:repeat-content="false"/>
      <style:paragraph-properties fo:text-align="start" fo:margin-left="0mm"/>
      <style:text-properties fo:color="#800000"/>
    </style:style>
    <style:style style:name="ce77" style:family="table-cell" style:parent-style-name="Default" style:data-style-name="N3">
      <style:text-properties fo:color="#800000"/>
    </style:style>
    <style:style style:name="ce78" style:family="table-cell" style:parent-style-name="Default" style:data-style-name="N4">
      <style:text-properties fo:color="#0000ff" fo:font-style="italic" style:font-style-asian="italic" style:font-style-complex="italic"/>
    </style:style>
    <style:style style:name="ce79" style:family="table-cell" style:parent-style-name="Default">
      <style:text-properties style:font-name="Arial" fo:font-style="italic" style:font-name-asian="Droid Sans Fallback" style:font-style-asian="italic" style:font-name-complex="Arial1" style:font-style-complex="italic"/>
    </style:style>
    <style:style style:name="ce81" style:family="table-cell" style:parent-style-name="Default" style:data-style-name="N0">
      <style:text-properties fo:font-style="italic" style:font-style-asian="italic" style:font-style-complex="italic"/>
    </style:style>
    <style:style style:name="ce80" style:family="table-cell" style:parent-style-name="Default" style:data-style-name="N211">
      <style:text-properties fo:font-style="italic" style:font-style-asian="italic" style:font-style-complex="italic"/>
    </style:style>
    <style:style style:name="ce82" style:family="table-cell" style:parent-style-name="Default" style:data-style-name="N3">
      <style:table-cell-properties fo:wrap-option="wrap"/>
      <style:text-properties fo:color="#666600" fo:font-weight="normal" style:font-weight-asian="normal" style:font-weight-complex="normal"/>
    </style:style>
    <style:style style:name="ce83" style:family="table-cell" style:parent-style-name="Default" style:data-style-name="N3">
      <style:table-cell-properties fo:wrap-option="wrap"/>
      <style:text-properties fo:color="#666600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fo:font-style="normal" style:font-style-asian="normal" style:font-style-complex="normal"/>
    </style:style>
    <style:style style:name="ce87" style:family="table-cell" style:parent-style-name="Default" style:data-style-name="N201">
      <style:table-cell-properties fo:wrap-option="wrap"/>
    </style:style>
    <style:style style:name="ce88" style:family="table-cell" style:parent-style-name="Default" style:data-style-name="N192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0"/>
    <style:style style:name="ce18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90" style:family="table-cell" style:parent-style-name="Default" style:data-style-name="N192">
      <style:table-cell-properties style:text-align-source="fix" style:repeat-content="false"/>
      <style:paragraph-properties fo:text-align="center" fo:margin-left="0mm"/>
      <style:text-properties fo:color="#999999"/>
    </style:style>
    <style:style style:name="ce191" style:family="table-cell" style:parent-style-name="Default" style:data-style-name="N20121">
      <style:text-properties style:font-name="DejaVu Sans Mono"/>
    </style:style>
    <style:style style:name="ce192" style:family="table-cell" style:parent-style-name="Default" style:data-style-name="N192">
      <style:table-cell-properties style:text-align-source="fix" style:repeat-content="false"/>
      <style:paragraph-properties fo:text-align="start" fo:margin-left="0mm"/>
    </style:style>
    <style:style style:name="ce91" style:family="table-cell" style:parent-style-name="Default" style:data-style-name="N192">
      <style:table-cell-properties style:text-align-source="fix" style:repeat-content="false"/>
      <style:paragraph-properties fo:text-align="center" fo:margin-left="0mm"/>
      <style:text-properties fo:color="#999999" fo:font-style="normal" style:font-style-asian="normal" style:font-style-complex="normal"/>
    </style:style>
    <style:style style:name="ce194" style:family="table-cell" style:parent-style-name="Default" style:data-style-name="N20121">
      <style:table-cell-properties style:text-align-source="fix" style:repeat-content="false"/>
      <style:paragraph-properties fo:text-align="start" fo:margin-left="0mm"/>
      <style:text-properties style:use-window-font-color="true" style:font-name="DejaVu Sans Mono" fo:font-style="normal" style:font-style-asian="normal" style:font-style-complex="normal"/>
    </style:style>
    <style:style style:name="ce195" style:family="table-cell" style:parent-style-name="Default" style:data-style-name="N20001">
      <style:table-cell-properties style:text-align-source="fix" style:repeat-content="false"/>
      <style:paragraph-properties fo:text-align="start" fo:margin-left="0mm"/>
      <style:text-properties style:use-window-font-color="true" style:font-name="DejaVu Sans Mono" fo:font-style="normal" style:font-style-asian="normal" style:font-style-complex="normal"/>
    </style:style>
    <style:style style:name="ce92" style:family="table-cell" style:parent-style-name="Default">
      <style:text-properties style:use-window-font-color="true" style:text-underline-style="solid" style:text-underline-width="auto" style:text-underline-color="font-color"/>
    </style:style>
    <style:style style:name="ce94" style:family="table-cell" style:parent-style-name="Default">
      <style:text-properties fo:color="#800080" style:text-underline-style="solid" style:text-underline-width="auto" style:text-underline-color="font-color"/>
    </style:style>
    <style:style style:name="ce95" style:family="table-cell" style:parent-style-name="Default" style:data-style-name="N201">
      <style:text-properties fo:color="#800080" style:font-name="Arial" style:font-name-asian="Droid Sans Fallback" style:font-name-complex="Arial1"/>
    </style:style>
    <style:style style:name="ce96" style:family="table-cell" style:parent-style-name="Default" style:data-style-name="N207"/>
    <style:style style:name="ce97" style:family="table-cell" style:parent-style-name="Default">
      <style:text-properties fo:color="#00b8ff" style:text-underline-style="solid" style:text-underline-width="auto" style:text-underline-color="font-color"/>
    </style:style>
    <style:style style:name="ce98" style:family="table-cell" style:parent-style-name="Default" style:data-style-name="N3">
      <style:text-properties fo:color="#00b8ff"/>
    </style:style>
    <style:style style:name="ce99" style:family="table-cell" style:parent-style-name="Default">
      <style:text-properties fo:color="#666666" style:text-underline-style="solid" style:text-underline-width="auto" style:text-underline-color="font-color"/>
    </style:style>
    <style:style style:name="ce100" style:family="table-cell" style:parent-style-name="Default" style:data-style-name="N201">
      <style:text-properties fo:color="#666666" style:font-name="Arial" style:font-name-asian="Droid Sans Fallback" style:font-name-complex="Arial1"/>
    </style:style>
    <style:style style:name="gr1" style:family="graphic">
      <style:graphic-properties draw:stroke="solid" svg:stroke-width="1mm" draw:marker-start-width="3.5mm" draw:marker-end-width="3.5mm" draw:fill="none" fo:padding-top="0.5mm" fo:padding-bottom="0.5mm" fo:padding-left="0.5mm" fo:padding-right="0.5mm" draw:ole-draw-aspect="1"/>
    </style:style>
    <style:style style:name="P1" style:family="paragraph">
      <loext:graphic-properties draw:fill="none"/>
    </style:style>
  </office:automatic-styles>
  <office:body>
    <office:spreadsheet>
      <table:table table:name="Powermap_80_2" table:style-name="ta1">
        <table:shapes>
          <draw:frame draw:z-index="0" draw:style-name="gr1" draw:text-style-name="P1" svg:width="192.88mm" svg:height="139.11mm" svg:x="242.72mm" svg:y="40.33mm">
            <draw:object draw:notify-on-update-of-ranges="Powermap_80_2.C27:Powermap_80_2.C35 Powermap_80_2.D26:Powermap_80_2.D26 Powermap_80_2.D27:Powermap_80_2.D35 Powermap_80_2.C27:Powermap_80_2.C35 Powermap_80_2.E26:Powermap_80_2.E26 Powermap_80_2.E27:Powermap_80_2.E35 Powermap_80_2.C43:Powermap_80_2.C51 Powermap_80_2.A1:Powermap_80_2.A1 Powermap_80_2.D43:Powermap_80_2.D51 Powermap_80_2.C43:Powermap_80_2.C51 Powermap_80_2.A1:Powermap_80_2.A1 Powermap_80_2.E43:Powermap_80_2.E51 Powermap_80_2.W11:Powermap_80_2.W39 Powermap_80_2.X10:Powermap_80_2.X10 Powermap_80_2.X11:Powermap_80_2.X39 Powermap_80_2.W11:Powermap_80_2.W39 Powermap_80_2.Y10:Powermap_80_2.Y10 Powermap_80_2.Y11:Powermap_80_2.Y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73"/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93"/>
        <table:table-column table:style-name="co1" table:default-cell-style-name="ce23"/>
        <table:table-column table:style-name="co1" table:default-cell-style-name="ce95"/>
        <table:table-column table:style-name="co1" table:default-cell-style-name="ce98"/>
        <table:table-column table:style-name="co1" table:default-cell-style-name="ce100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style-name="ce5" office:value-type="string" calcext:value-type="string">
            <text:p>Current max</text:p>
          </table:table-cell>
          <table:table-cell table:style-name="Default"/>
          <table:table-cell/>
          <table:table-cell table:style-name="ce60" office:value-type="string" calcext:value-type="string">
            <text:p>Breakdown ref:</text:p>
          </table:table-cell>
          <table:table-cell/>
          <table:table-cell table:style-name="Default"/>
          <table:table-cell table:number-columns-repeated="10"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110" calcext:value-type="float">
            <text:p>110,0</text:p>
          </table:table-cell>
          <table:table-cell table:style-name="ce19" office:value-type="percentage" office:value="1.82" calcext:value-type="percentage">
            <text:p>182%</text:p>
          </table:table-cell>
          <table:table-cell table:style-name="ce19" office:value-type="percentage" office:value="1.63" calcext:value-type="percentage">
            <text:p>163%</text:p>
          </table:table-cell>
          <table:table-cell table:style-name="ce19" office:value-type="percentage" office:value="1.53" calcext:value-type="percentage">
            <text:p>153%</text:p>
          </table:table-cell>
          <table:table-cell table:style-name="ce43" office:value-type="percentage" office:value="1.11" calcext:value-type="percentage">
            <text:p>111%</text:p>
          </table:table-cell>
          <table:table-cell table:style-name="Default"/>
          <table:table-cell/>
          <table:table-cell table:style-name="ce161" table:formula="of:=3*70.125" office:value-type="float" office:value="210.375" calcext:value-type="float">
            <text:p>210,375</text:p>
          </table:table-cell>
          <table:table-cell office:value-type="string" calcext:value-type="string">
            <text:p>Nm</text:p>
          </table:table-cell>
          <table:table-cell table:style-name="ce3" office:value-type="string" calcext:value-type="string">
            <text:p>← Assumption</text:p>
          </table:table-cell>
          <table:table-cell table:number-columns-repeated="10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162" office:value-type="float" office:value="2100" calcext:value-type="float">
            <text:p>2.100</text:p>
          </table:table-cell>
          <table:table-cell table:style-name="ce93" office:value-type="string" calcext:value-type="string">
            <text:p>rpm</text:p>
          </table:table-cell>
          <table:table-cell table:style-name="ce3" office:value-type="string" calcext:value-type="string">
            <text:p>← Assumption</text:p>
          </table:table-cell>
          <table:table-cell table:number-columns-repeated="10"/>
          <table:table-cell table:style-name="Default" table:number-columns-repeated="5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20000;[.B2]/[.B5]*7250)" office:value-type="float" office:value="9968.75" calcext:value-type="float">
            <text:p>9969</text:p>
          </table:table-cell>
          <table:table-cell table:style-name="ce20" table:formula="of:=MIN(IF([.F2]&lt;&gt;&quot;&quot;;200;70.125);[.C5]*[.C2])" office:value-type="float" office:value="100.1" calcext:value-type="float">
            <text:p>100,100</text:p>
          </table:table-cell>
          <table:table-cell table:style-name="ce29" table:formula="of:=[.D5]*MIN(IF([.F2]&lt;&gt;&quot;&quot;;2.54;1.39);[.D2])" office:value-type="float" office:value="19856.66" calcext:value-type="float">
            <text:p>19.857</text:p>
          </table:table-cell>
          <table:table-cell table:style-name="ce29" table:formula="of:=[.E5]*MIN(IF([.F2]&lt;&gt;&quot;&quot;;2.54;1.3);[.E2])" office:value-type="float" office:value="19890" calcext:value-type="float">
            <text:p>19.890</text:p>
          </table:table-cell>
          <table:table-cell table:style-name="ce29" table:formula="of:=[.F5]*MIN(IF([.F2]&lt;&gt;&quot;&quot;;1.2;1);[.F2])" office:value-type="float" office:value="499.5" calcext:value-type="float">
            <text:p>500</text:p>
          </table:table-cell>
          <table:table-cell table:style-name="ce51" table:formula="of:=[.F4]*35/[.$F$7]" office:value-type="float" office:value="18210.9375" calcext:value-type="float">
            <text:p>18.211</text:p>
          </table:table-cell>
          <table:table-cell table:style-name="ce51"/>
          <table:table-cell table:number-columns-repeated="2"/>
          <table:table-cell table:style-name="Default"/>
          <table:table-cell table:number-columns-repeated="10"/>
          <table:table-cell table:style-name="Default"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80" calcext:value-type="float">
            <text:p>80,0</text:p>
          </table:table-cell>
          <table:table-cell table:style-name="ce21" office:value-type="float" office:value="55" calcext:value-type="float">
            <text:p>55,000</text:p>
          </table:table-cell>
          <table:table-cell table:style-name="ce30" office:value-type="float" office:value="12182" calcext:value-type="float">
            <text:p>12.182</text:p>
          </table:table-cell>
          <table:table-cell table:style-name="ce30" office:value-type="float" office:value="13000" calcext:value-type="float">
            <text:p>13.000</text:p>
          </table:table-cell>
          <table:table-cell table:style-name="ce30" office:value-type="float" office:value="450" calcext:value-type="float">
            <text:p>450</text:p>
          </table:table-cell>
          <table:table-cell table:style-name="ce52" table:formula="of:=[.F5]*35/[.$F$7]" office:value-type="float" office:value="16406.25" calcext:value-type="float">
            <text:p>16.406</text:p>
          </table:table-cell>
          <table:table-cell table:style-name="ce52"/>
          <table:table-cell table:style-name="ce163" table:formula="of:=[.I3]" office:value-type="float" office:value="2100" calcext:value-type="float">
            <text:p>2.100</text:p>
          </table:table-cell>
          <table:table-cell table:style-name="ce75" office:value-type="string" calcext:value-type="string">
            <text:p>rpm</text:p>
          </table:table-cell>
          <table:table-cell table:style-name="ce3"/>
          <table:table-cell table:number-columns-repeated="3"/>
          <table:table-cell table:style-name="ce1"/>
          <table:table-cell table:number-columns-repeated="6"/>
          <table:table-cell table:style-name="Default" table:number-columns-repeated="5"/>
        </table:table-row>
        <table:table-row table:style-name="ro1">
          <table:table-cell/>
          <table:table-cell table:style-name="ce9" table:formula="of:=ROUND(([.B19]-[.B12])/[.A19])" office:value-type="float" office:value="385" calcext:value-type="float">
            <text:p>385</text:p>
          </table:table-cell>
          <table:table-cell table:style-name="Default"/>
          <table:table-cell table:style-name="ce16" table:formula="of:=INT([.D4]/[.C4]*[.B7])" office:value-type="float" office:value="1894" calcext:value-type="float">
            <text:p>1.894</text:p>
          </table:table-cell>
          <table:table-cell table:style-name="ce11" table:formula="of:=ROUND(([.E4]-[.D4])/[.A18];0)" office:value-type="float" office:value="3" calcext:value-type="float">
            <text:p>3</text:p>
          </table:table-cell>
          <table:table-cell table:style-name="ce44" office:value-type="string" calcext:value-type="string">
            <text:p>n_c min(?)</text:p>
          </table:table-cell>
          <table:table-cell table:style-name="ce53" office:value-type="string" calcext:value-type="string">
            <text:p>n_mc min:</text:p>
          </table:table-cell>
          <table:table-cell table:style-name="ce53"/>
          <table:table-cell table:style-name="ce42" table:formula="of:=[.I2]*[.I5]/[.I3]" office:value-type="float" office:value="210.375" calcext:value-type="float">
            <text:p>210,4</text:p>
          </table:table-cell>
          <table:table-cell office:value-type="string" calcext:value-type="string">
            <text:p>Nm</text:p>
          </table:table-cell>
          <table:table-cell table:style-name="ce81"/>
          <table:table-cell table:number-columns-repeated="3"/>
          <table:table-cell table:style-name="ce1"/>
          <table:table-cell table:number-columns-repeated="6"/>
          <table:table-cell table:style-name="Default" table:number-columns-repeated="5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style-name="Default"/>
          <table:table-cell table:number-columns-repeated="2"/>
          <table:table-cell table:style-name="ce45" office:value-type="percentage" office:value="0.96" calcext:value-type="percentage">
            <text:p>96,0%</text:p>
          </table:table-cell>
          <table:table-cell table:style-name="ce54" office:value-type="percentage" office:value="0.884" calcext:value-type="percentage">
            <text:p>88,4%</text:p>
          </table:table-cell>
          <table:table-cell table:style-name="ce54"/>
          <table:table-cell table:style-name="ce64" table:formula="of:=[.I6]*[.F2]" office:value-type="float" office:value="233.51625" calcext:value-type="float">
            <text:p>233,5</text:p>
          </table:table-cell>
          <table:table-cell table:style-name="ce76" office:value-type="string" calcext:value-type="string">
            <text:p>Nm</text:p>
          </table:table-cell>
          <table:table-cell table:style-name="ce80"/>
          <table:table-cell table:number-columns-repeated="3"/>
          <table:table-cell table:style-name="ce1"/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" table:number-columns-repeated="3"/>
          <table:table-cell table:style-name="ce65"/>
          <table:table-cell/>
          <table:table-cell table:style-name="Default"/>
          <table:table-cell table:number-columns-repeated="3"/>
          <table:table-cell table:style-name="ce1"/>
          <table:table-cell table:number-columns-repeated="6"/>
          <table:table-cell table:style-name="Default" table:number-columns-repeated="5"/>
        </table:table-row>
        <table:table-row table:style-name="ro1">
          <table:table-cell table:style-name="ce4" table:formula="of:=&quot;SPEED &quot;&amp;INT([.B2])&amp;&quot; POWER &quot;&amp;INT([.C2]*100)&amp;&quot; &quot;&amp;INT([.D2]*100)&amp;&quot; &quot;&amp;INT([.E2]*100)&amp;IF([.F2]&lt;&gt;&quot;&quot;;&quot; &quot;&amp;INT([.F2]*100);&quot;&quot;)" office:value-type="string" office:string-value="SPEED 110 POWER 182 163 153 111" calcext:value-type="string">
            <text:p>SPEED 110 POWER 182 163 153 111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1" table:number-columns-repeated="5"/>
          <table:table-cell table:number-columns-repeated="6"/>
          <table:table-cell table:style-name="Default" table:number-columns-repeated="5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22" office:value-type="string" calcext:value-type="string">
            <text:p>kph</text:p>
          </table:table-cell>
          <table:table-cell table:style-name="ce31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41" office:value-type="string" calcext:value-type="string">
            <text:p>Power_bat</text:p>
          </table:table-cell>
          <table:table-cell table:style-name="ce41"/>
          <table:table-cell table:style-name="ce57" office:value-type="string" calcext:value-type="string">
            <text:p>Trq_sqr</text:p>
          </table:table-cell>
          <table:table-cell table:style-name="ce57" office:value-type="string" calcext:value-type="string">
            <text:p>Pwr_sqr</text:p>
          </table:table-cell>
          <table:table-cell table:style-name="ce5" table:number-columns-repeated="5"/>
          <table:table-cell table:number-columns-repeated="6"/>
          <table:table-cell table:style-name="ce92" office:value-type="string" calcext:value-type="string">
            <text:p>RPM</text:p>
          </table:table-cell>
          <table:table-cell table:style-name="ce22" office:value-type="string" calcext:value-type="string">
            <text:p>kph</text:p>
          </table:table-cell>
          <table:table-cell table:style-name="ce94" office:value-type="string" calcext:value-type="string">
            <text:p>Trq_brk</text:p>
          </table:table-cell>
          <table:table-cell table:style-name="ce97" office:value-type="string" calcext:value-type="string">
            <text:p>Pwr_brk</text:p>
          </table:table-cell>
          <table:table-cell table:style-name="ce99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formula="of:=[.B11]/7250*80" office:value-type="float" office:value="0" calcext:value-type="float">
            <text:p>0</text:p>
          </table:table-cell>
          <table:table-cell table:style-name="ce32" table:formula="of:=[.C4]" office:value-type="float" office:value="100.1" calcext:value-type="float">
            <text:p>100,1</text:p>
          </table:table-cell>
          <table:table-cell table:style-name="ce15" office:value-type="float" office:value="0" calcext:value-type="float">
            <text:p>0</text:p>
          </table:table-cell>
          <table:table-cell table:formula="of:=ROUND([.D11]*16)" office:value-type="float" office:value="1602" calcext:value-type="float">
            <text:p>1602</text:p>
          </table:table-cell>
          <table:table-cell/>
          <table:table-cell table:style-name="ce16"/>
          <table:table-cell table:style-name="ce66"/>
          <table:table-cell table:style-name="ce77"/>
          <table:table-cell table:style-name="ce82"/>
          <table:table-cell table:style-name="ce87" table:number-columns-repeated="2"/>
          <table:table-cell table:style-name="ce9" table:number-columns-repeated="2"/>
          <table:table-cell table:number-columns-repeated="6"/>
          <table:table-cell office:value-type="float" office:value="1500" calcext:value-type="float">
            <text:p>1500</text:p>
          </table:table-cell>
          <table:table-cell table:formula="of:=[.V11]/7250*80" office:value-type="float" office:value="16.551724137931" calcext:value-type="float">
            <text:p>17</text:p>
          </table:table-cell>
          <table:table-cell table:formula="of:=[$Powermap_80_2.I$7]/([$Powermap_80_2.V11]/[.I$3])^2" office:value-type="float" office:value="457.69185" calcext:value-type="float">
            <text:p>457,7</text:p>
          </table:table-cell>
          <table:table-cell table:formula="of:=[$Powermap_80_2.X11]*[$Powermap_80_2.V11]/[$Powermap_80_2.$B$7]" office:value-type="float" office:value="71894.0676783961" calcext:value-type="float">
            <text:p>71.8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1894" calcext:value-type="float">
            <text:p>1894</text:p>
          </table:table-cell>
          <table:table-cell table:formula="of:=[.B12]/7250*80" office:value-type="float" office:value="20.8993103448276" calcext:value-type="float">
            <text:p>21</text:p>
          </table:table-cell>
          <table:table-cell table:style-name="ce32" table:formula="of:=[.C4]" office:value-type="float" office:value="100.1" calcext:value-type="float">
            <text:p>100,1</text:p>
          </table:table-cell>
          <table:table-cell table:style-name="ce29" table:formula="of:=[$Powermap_80_2.$D$4]" office:value-type="float" office:value="19856.66" calcext:value-type="float">
            <text:p>19.857</text:p>
          </table:table-cell>
          <table:table-cell table:formula="of:=ROUND([.D12]*16)" office:value-type="float" office:value="1602" calcext:value-type="float">
            <text:p>1602</text:p>
          </table:table-cell>
          <table:table-cell table:style-name="ce29" table:formula="of:=[.E12]/[.G$7]" office:value-type="float" office:value="22462.2850678733" calcext:value-type="float">
            <text:p>22.462</text:p>
          </table:table-cell>
          <table:table-cell table:style-name="ce29"/>
          <table:table-cell table:style-name="ce66" table:formula="of:=[$Powermap_80_2.I$7]/([$Powermap_80_2.B12]/[.I$3])^2" office:value-type="float" office:value="287.075247488596" calcext:value-type="float">
            <text:p>287,1</text:p>
          </table:table-cell>
          <table:table-cell table:style-name="ce77" table:formula="of:=[$Powermap_80_2.I12]*[$Powermap_80_2.B12]/[$Powermap_80_2.$B$7]" office:value-type="float" office:value="56938.2795763433" calcext:value-type="float">
            <text:p>56.938</text:p>
          </table:table-cell>
          <table:table-cell table:style-name="ce83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11]+250" office:value-type="float" office:value="1750" calcext:value-type="float">
            <text:p>1750</text:p>
          </table:table-cell>
          <table:table-cell table:formula="of:=[.V12]/7250*80" office:value-type="float" office:value="19.3103448275862" calcext:value-type="float">
            <text:p>19</text:p>
          </table:table-cell>
          <table:table-cell table:formula="of:=[$Powermap_80_2.I$7]/([$Powermap_80_2.V12]/[.I$3])^2" office:value-type="float" office:value="336.2634" calcext:value-type="float">
            <text:p>336,3</text:p>
          </table:table-cell>
          <table:table-cell table:formula="of:=[$Powermap_80_2.X12]*[$Powermap_80_2.V12]/[$Powermap_80_2.$B$7]" office:value-type="float" office:value="61623.4865814824" calcext:value-type="float">
            <text:p>61.6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formula="of:=[.$B$12]+[.$B$6]*[.A13]" office:value-type="float" office:value="2279" calcext:value-type="float">
            <text:p>2279</text:p>
          </table:table-cell>
          <table:table-cell table:formula="of:=[.B13]/7250*80" office:value-type="float" office:value="25.1475862068966" calcext:value-type="float">
            <text:p>25</text:p>
          </table:table-cell>
          <table:table-cell table:style-name="ce33" table:formula="of:=[.E13]/[.B13]*[.$B$7]" office:value-type="float" office:value="83.2144727632573" calcext:value-type="float">
            <text:p>83,2</text:p>
          </table:table-cell>
          <table:table-cell table:style-name="ce15" table:formula="of:=[.E$12]+[.E$6]*[.A13]" office:value-type="float" office:value="19859.66" calcext:value-type="float">
            <text:p>19.860</text:p>
          </table:table-cell>
          <table:table-cell table:formula="of:=ROUND([.D13]*16)" office:value-type="float" office:value="1331" calcext:value-type="float">
            <text:p>1331</text:p>
          </table:table-cell>
          <table:table-cell table:formula="of:=[.E13]/[.G$7]" office:value-type="float" office:value="22465.6787330317" calcext:value-type="float">
            <text:p>22.466</text:p>
          </table:table-cell>
          <table:table-cell table:style-name="ce16"/>
          <table:table-cell table:style-name="ce66" table:formula="of:=[$Powermap_80_2.I$7]/([$Powermap_80_2.B13]/[.I$3])^2" office:value-type="float" office:value="198.274583781059" calcext:value-type="float">
            <text:p>198,3</text:p>
          </table:table-cell>
          <table:table-cell table:style-name="ce77" table:formula="of:=[.I13]*[.B13]/[.$B$7]" office:value-type="float" office:value="47319.4828949514" calcext:value-type="float">
            <text:p>47.319</text:p>
          </table:table-cell>
          <table:table-cell table:style-name="ce83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12]+250" office:value-type="float" office:value="2000" calcext:value-type="float">
            <text:p>2000</text:p>
          </table:table-cell>
          <table:table-cell table:formula="of:=[.V13]/7250*80" office:value-type="float" office:value="22.0689655172414" calcext:value-type="float">
            <text:p>22</text:p>
          </table:table-cell>
          <table:table-cell table:formula="of:=[$Powermap_80_2.I$7]/([$Powermap_80_2.V13]/[.I$3])^2" office:value-type="float" office:value="257.451665625" calcext:value-type="float">
            <text:p>257,5</text:p>
          </table:table-cell>
          <table:table-cell table:formula="of:=[$Powermap_80_2.X13]*[$Powermap_80_2.V13]/[$Powermap_80_2.$B$7]" office:value-type="float" office:value="53920.5507587971" calcext:value-type="float">
            <text:p>53.9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[.$B$12]+[.$B$6]*[.A14]" office:value-type="float" office:value="2664" calcext:value-type="float">
            <text:p>2664</text:p>
          </table:table-cell>
          <table:table-cell table:formula="of:=[.B14]/7250*80" office:value-type="float" office:value="29.3958620689655" calcext:value-type="float">
            <text:p>29</text:p>
          </table:table-cell>
          <table:table-cell table:style-name="ce33" table:formula="of:=[.E14]/[.B14]*[.$B$7]" office:value-type="float" office:value="71.1991108548123" calcext:value-type="float">
            <text:p>71,2</text:p>
          </table:table-cell>
          <table:table-cell table:style-name="ce15" table:formula="of:=[.E$12]+[.E$6]*[.A14]" office:value-type="float" office:value="19862.66" calcext:value-type="float">
            <text:p>19.863</text:p>
          </table:table-cell>
          <table:table-cell table:formula="of:=ROUND([.D14]*16)" office:value-type="float" office:value="1139" calcext:value-type="float">
            <text:p>1139</text:p>
          </table:table-cell>
          <table:table-cell table:formula="of:=[.E14]/[.G$7]" office:value-type="float" office:value="22469.07239819" calcext:value-type="float">
            <text:p>22.469</text:p>
          </table:table-cell>
          <table:table-cell table:style-name="ce16"/>
          <table:table-cell table:style-name="ce66" table:formula="of:=[$Powermap_80_2.I$7]/([$Powermap_80_2.B14]/[.I$3])^2" office:value-type="float" office:value="145.106630067568" calcext:value-type="float">
            <text:p>145,1</text:p>
          </table:table-cell>
          <table:table-cell table:style-name="ce77" table:formula="of:=[.I14]*[.B14]/[.$B$7]" office:value-type="float" office:value="40480.8939630609" calcext:value-type="float">
            <text:p>40.481</text:p>
          </table:table-cell>
          <table:table-cell table:style-name="ce83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13]+250" office:value-type="float" office:value="2250" calcext:value-type="float">
            <text:p>2250</text:p>
          </table:table-cell>
          <table:table-cell table:formula="of:=[.V14]/7250*80" office:value-type="float" office:value="24.8275862068966" calcext:value-type="float">
            <text:p>25</text:p>
          </table:table-cell>
          <table:table-cell table:formula="of:=[$Powermap_80_2.I$7]/([$Powermap_80_2.V14]/[.I$3])^2" office:value-type="float" office:value="203.4186" calcext:value-type="float">
            <text:p>203,4</text:p>
          </table:table-cell>
          <table:table-cell table:formula="of:=[$Powermap_80_2.X14]*[$Powermap_80_2.V14]/[$Powermap_80_2.$B$7]" office:value-type="float" office:value="47929.3784522641" calcext:value-type="float">
            <text:p>47.9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[.$B$12]+[.$B$6]*[.A15]" office:value-type="float" office:value="3049" calcext:value-type="float">
            <text:p>3049</text:p>
          </table:table-cell>
          <table:table-cell table:formula="of:=[.B15]/7250*80" office:value-type="float" office:value="33.6441379310345" calcext:value-type="float">
            <text:p>34</text:p>
          </table:table-cell>
          <table:table-cell table:style-name="ce33" table:formula="of:=[.E15]/[.B15]*[.$B$7]" office:value-type="float" office:value="62.2181302745085" calcext:value-type="float">
            <text:p>62,2</text:p>
          </table:table-cell>
          <table:table-cell table:style-name="ce15" table:formula="of:=[.E$12]+[.E$6]*[.A15]" office:value-type="float" office:value="19865.66" calcext:value-type="float">
            <text:p>19.866</text:p>
          </table:table-cell>
          <table:table-cell table:formula="of:=ROUND([.D15]*16)" office:value-type="float" office:value="995" calcext:value-type="float">
            <text:p>995</text:p>
          </table:table-cell>
          <table:table-cell table:formula="of:=[.E15]/[.G$7]" office:value-type="float" office:value="22472.4660633484" calcext:value-type="float">
            <text:p>22.472</text:p>
          </table:table-cell>
          <table:table-cell table:style-name="ce16"/>
          <table:table-cell table:style-name="ce66" table:formula="of:=[$Powermap_80_2.I$7]/([$Powermap_80_2.B15]/[.I$3])^2" office:value-type="float" office:value="110.774767837575" calcext:value-type="float">
            <text:p>110,8</text:p>
          </table:table-cell>
          <table:table-cell table:style-name="ce77" table:formula="of:=[.I15]*[.B15]/[.$B$7]" office:value-type="float" office:value="35369.3347056721" calcext:value-type="float">
            <text:p>35.369</text:p>
          </table:table-cell>
          <table:table-cell table:style-name="ce83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14]+250" office:value-type="float" office:value="2500" calcext:value-type="float">
            <text:p>2500</text:p>
          </table:table-cell>
          <table:table-cell table:formula="of:=[.V15]/7250*80" office:value-type="float" office:value="27.5862068965517" calcext:value-type="float">
            <text:p>28</text:p>
          </table:table-cell>
          <table:table-cell table:formula="of:=[$Powermap_80_2.I$7]/([$Powermap_80_2.V15]/[.I$3])^2" office:value-type="float" office:value="164.769066" calcext:value-type="float">
            <text:p>164,8</text:p>
          </table:table-cell>
          <table:table-cell table:formula="of:=[$Powermap_80_2.X15]*[$Powermap_80_2.V15]/[$Powermap_80_2.$B$7]" office:value-type="float" office:value="43136.4406070377" calcext:value-type="float">
            <text:p>43.1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[.$B$12]+[.$B$6]*[.A16]" office:value-type="float" office:value="3819" calcext:value-type="float">
            <text:p>3819</text:p>
          </table:table-cell>
          <table:table-cell table:formula="of:=[.B16]/7250*80" office:value-type="float" office:value="42.1406896551724" calcext:value-type="float">
            <text:p>42</text:p>
          </table:table-cell>
          <table:table-cell table:style-name="ce33" table:formula="of:=[.E16]/[.B16]*[.$B$7]" office:value-type="float" office:value="49.6884982944461" calcext:value-type="float">
            <text:p>49,7</text:p>
          </table:table-cell>
          <table:table-cell table:style-name="ce15" table:formula="of:=[.E$12]+[.E$6]*[.A16]" office:value-type="float" office:value="19871.66" calcext:value-type="float">
            <text:p>19.872</text:p>
          </table:table-cell>
          <table:table-cell table:formula="of:=ROUND([.D16]*16)" office:value-type="float" office:value="795" calcext:value-type="float">
            <text:p>795</text:p>
          </table:table-cell>
          <table:table-cell table:formula="of:=[.E16]/[.G$7]" office:value-type="float" office:value="22479.2533936652" calcext:value-type="float">
            <text:p>22.479</text:p>
          </table:table-cell>
          <table:table-cell table:style-name="ce16"/>
          <table:table-cell table:style-name="ce66" table:formula="of:=[$Powermap_80_2.I$7]/([$Powermap_80_2.B16]/[.I$3])^2" office:value-type="float" office:value="70.6084016392178" calcext:value-type="float">
            <text:p>70,6</text:p>
          </table:table-cell>
          <table:table-cell table:style-name="ce77" table:formula="of:=[.I16]*[.B16]/[.$B$7]" office:value-type="float" office:value="28238.0470064399" calcext:value-type="float">
            <text:p>28.238</text:p>
          </table:table-cell>
          <table:table-cell table:style-name="ce83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15]+250" office:value-type="float" office:value="2750" calcext:value-type="float">
            <text:p>2750</text:p>
          </table:table-cell>
          <table:table-cell table:formula="of:=[.V16]/7250*80" office:value-type="float" office:value="30.3448275862069" calcext:value-type="float">
            <text:p>30</text:p>
          </table:table-cell>
          <table:table-cell table:formula="of:=[$Powermap_80_2.I$7]/([$Powermap_80_2.V16]/[.I$3])^2" office:value-type="float" office:value="136.172781818182" calcext:value-type="float">
            <text:p>136,2</text:p>
          </table:table-cell>
          <table:table-cell table:formula="of:=[$Powermap_80_2.X16]*[$Powermap_80_2.V16]/[$Powermap_80_2.$B$7]" office:value-type="float" office:value="39214.9460063979" calcext:value-type="float">
            <text:p>39.2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[.$B$12]+[.$B$6]*[.A17]" office:value-type="float" office:value="4974" calcext:value-type="float">
            <text:p>4974</text:p>
          </table:table-cell>
          <table:table-cell table:formula="of:=[.B17]/7250*80" office:value-type="float" office:value="54.8855172413793" calcext:value-type="float">
            <text:p>55</text:p>
          </table:table-cell>
          <table:table-cell table:style-name="ce33" table:formula="of:=[.E17]/[.B17]*[.$B$7]" office:value-type="float" office:value="38.1677359581341" calcext:value-type="float">
            <text:p>38,2</text:p>
          </table:table-cell>
          <table:table-cell table:style-name="ce15" table:formula="of:=[.E$12]+[.E$6]*[.A17]" office:value-type="float" office:value="19880.66" calcext:value-type="float">
            <text:p>19.881</text:p>
          </table:table-cell>
          <table:table-cell table:formula="of:=ROUND([.D17]*16)" office:value-type="float" office:value="611" calcext:value-type="float">
            <text:p>611</text:p>
          </table:table-cell>
          <table:table-cell table:formula="of:=[.E17]/[.G$7]" office:value-type="float" office:value="22489.4343891403" calcext:value-type="float">
            <text:p>22.489</text:p>
          </table:table-cell>
          <table:table-cell table:style-name="ce16"/>
          <table:table-cell table:style-name="ce66" table:formula="of:=[$Powermap_80_2.I$7]/([$Powermap_80_2.B17]/[.I$3])^2" office:value-type="float" office:value="41.6240309076438" calcext:value-type="float">
            <text:p>41,6</text:p>
          </table:table-cell>
          <table:table-cell table:style-name="ce77" table:formula="of:=[.I17]*[.B17]/[.$B$7]" office:value-type="float" office:value="21680.9613022907" calcext:value-type="float">
            <text:p>21.681</text:p>
          </table:table-cell>
          <table:table-cell table:style-name="ce83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16]+250" office:value-type="float" office:value="3000" calcext:value-type="float">
            <text:p>3000</text:p>
          </table:table-cell>
          <table:table-cell table:formula="of:=[.V17]/7250*80" office:value-type="float" office:value="33.1034482758621" calcext:value-type="float">
            <text:p>33</text:p>
          </table:table-cell>
          <table:table-cell table:formula="of:=[$Powermap_80_2.I$7]/([$Powermap_80_2.V17]/[.I$3])^2" office:value-type="float" office:value="114.4229625" calcext:value-type="float">
            <text:p>114,4</text:p>
          </table:table-cell>
          <table:table-cell table:formula="of:=[$Powermap_80_2.X17]*[$Powermap_80_2.V17]/[$Powermap_80_2.$B$7]" office:value-type="float" office:value="35947.033839198" calcext:value-type="float">
            <text:p>35.9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[.$B$12]+[.$B$6]*[.A18]" office:value-type="float" office:value="6899" calcext:value-type="float">
            <text:p>6899</text:p>
          </table:table-cell>
          <table:table-cell table:formula="of:=[.B18]/7250*80" office:value-type="float" office:value="76.1268965517241" calcext:value-type="float">
            <text:p>76</text:p>
          </table:table-cell>
          <table:table-cell table:style-name="ce33" table:formula="of:=[.E18]/[.B18]*[.$B$7]" office:value-type="float" office:value="27.5308753566992" calcext:value-type="float">
            <text:p>27,5</text:p>
          </table:table-cell>
          <table:table-cell table:style-name="ce37" table:formula="of:=[.E4]" office:value-type="float" office:value="19890" calcext:value-type="float">
            <text:p>19.890</text:p>
          </table:table-cell>
          <table:table-cell table:formula="of:=ROUND([.D18]*16)" office:value-type="float" office:value="440" calcext:value-type="float">
            <text:p>440</text:p>
          </table:table-cell>
          <table:table-cell table:style-name="ce37" table:formula="of:=[.E18]/[.G$7]" office:value-type="float" office:value="22500" calcext:value-type="float">
            <text:p>22.500</text:p>
          </table:table-cell>
          <table:table-cell table:style-name="ce37"/>
          <table:table-cell table:style-name="ce66" table:formula="of:=[$Powermap_80_2.I$7]/([$Powermap_80_2.B18]/[.I$3])^2" office:value-type="float" office:value="21.6363205647442" calcext:value-type="float">
            <text:p>21,6</text:p>
          </table:table-cell>
          <table:table-cell table:style-name="ce77" table:formula="of:=[.I18]*[.B18]/[.$B$7]" office:value-type="float" office:value="15631.4105692991" calcext:value-type="float">
            <text:p>15.631</text:p>
          </table:table-cell>
          <table:table-cell table:style-name="ce83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17]+250" office:value-type="float" office:value="3250" calcext:value-type="float">
            <text:p>3250</text:p>
          </table:table-cell>
          <table:table-cell table:formula="of:=[.V18]/7250*80" office:value-type="float" office:value="35.8620689655172" calcext:value-type="float">
            <text:p>36</text:p>
          </table:table-cell>
          <table:table-cell table:formula="of:=[$Powermap_80_2.I$7]/([$Powermap_80_2.V18]/[.I$3])^2" office:value-type="float" office:value="97.4964887573965" calcext:value-type="float">
            <text:p>97,5</text:p>
          </table:table-cell>
          <table:table-cell table:formula="of:=[$Powermap_80_2.X18]*[$Powermap_80_2.V18]/[$Powermap_80_2.$B$7]" office:value-type="float" office:value="33181.877390029" calcext:value-type="float">
            <text:p>33.18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968.75" calcext:value-type="float">
            <text:p>9969</text:p>
          </table:table-cell>
          <table:table-cell table:formula="of:=[.B19]/7250*80" office:value-type="float" office:value="110" calcext:value-type="float">
            <text:p>110</text:p>
          </table:table-cell>
          <table:table-cell table:style-name="ce33" table:formula="of:=[.E19]/[.B19]*[.$B$7]" office:value-type="float" office:value="19.0530918205259" calcext:value-type="float">
            <text:p>19,1</text:p>
          </table:table-cell>
          <table:table-cell table:style-name="ce37" table:formula="of:=[.E4]" office:value-type="float" office:value="19890" calcext:value-type="float">
            <text:p>19.890</text:p>
          </table:table-cell>
          <table:table-cell table:formula="of:=ROUND([.D19]*16)" office:value-type="float" office:value="305" calcext:value-type="float">
            <text:p>305</text:p>
          </table:table-cell>
          <table:table-cell table:style-name="ce37" table:formula="of:=[.E19]/[.G$7]" office:value-type="float" office:value="22500" calcext:value-type="float">
            <text:p>22.500</text:p>
          </table:table-cell>
          <table:table-cell table:style-name="ce37"/>
          <table:table-cell table:style-name="ce66" table:formula="of:=[$Powermap_80_2.I$7]/([$Powermap_80_2.B19]/[.I$3])^2" office:value-type="float" office:value="10.3627325045941" calcext:value-type="float">
            <text:p>10,4</text:p>
          </table:table-cell>
          <table:table-cell table:style-name="ce77" table:formula="of:=[.I19]*[.B19]/[.$B$7]" office:value-type="float" office:value="10817.916139696" calcext:value-type="float">
            <text:p>10.818</text:p>
          </table:table-cell>
          <table:table-cell table:style-name="ce83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18]+250" office:value-type="float" office:value="3500" calcext:value-type="float">
            <text:p>3500</text:p>
          </table:table-cell>
          <table:table-cell table:formula="of:=[.V19]/7250*80" office:value-type="float" office:value="38.6206896551724" calcext:value-type="float">
            <text:p>39</text:p>
          </table:table-cell>
          <table:table-cell table:formula="of:=[$Powermap_80_2.I$7]/([$Powermap_80_2.V19]/[.I$3])^2" office:value-type="float" office:value="84.06585" calcext:value-type="float">
            <text:p>84,1</text:p>
          </table:table-cell>
          <table:table-cell table:formula="of:=[$Powermap_80_2.X19]*[$Powermap_80_2.V19]/[$Powermap_80_2.$B$7]" office:value-type="float" office:value="30811.7432907412" calcext:value-type="float">
            <text:p>30.812</text:p>
          </table:table-cell>
          <table:table-cell/>
        </table:table-row>
        <table:table-row table:style-name="ro1">
          <table:table-cell table:number-columns-repeated="2"/>
          <table:table-cell table:style-name="ce24"/>
          <table:table-cell table:number-columns-repeated="2"/>
          <table:table-cell table:style-name="Default" table:number-columns-repeated="2"/>
          <table:table-cell table:number-columns-repeated="3"/>
          <table:table-cell table:style-name="ce83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19]+250" office:value-type="float" office:value="3750" calcext:value-type="float">
            <text:p>3750</text:p>
          </table:table-cell>
          <table:table-cell table:formula="of:=[.V20]/7250*80" office:value-type="float" office:value="41.3793103448276" calcext:value-type="float">
            <text:p>41</text:p>
          </table:table-cell>
          <table:table-cell table:formula="of:=[$Powermap_80_2.I$7]/([$Powermap_80_2.V20]/[.I$3])^2" office:value-type="float" office:value="73.230696" calcext:value-type="float">
            <text:p>73,2</text:p>
          </table:table-cell>
          <table:table-cell table:formula="of:=[$Powermap_80_2.X20]*[$Powermap_80_2.V20]/[$Powermap_80_2.$B$7]" office:value-type="float" office:value="28757.6270713584" calcext:value-type="float">
            <text:p>28.758</text:p>
          </table:table-cell>
          <table:table-cell/>
        </table:table-row>
        <table:table-row table:style-name="ro1">
          <table:table-cell/>
          <table:table-cell table:style-name="ce13" office:value-type="float" office:value="1864" calcext:value-type="float">
            <text:p>1864,0</text:p>
          </table:table-cell>
          <table:table-cell table:style-name="ce25" table:formula="of:=[.B21]/7250*80" office:value-type="float" office:value="20.568275862069" calcext:value-type="float">
            <text:p>20,6</text:p>
          </table:table-cell>
          <table:table-cell/>
          <table:table-cell table:style-name="ce38" office:value-type="string" calcext:value-type="string">
            <text:p>Schnitt 1:</text:p>
          </table:table-cell>
          <table:table-cell table:style-name="ce46" table:formula="of:=[.$C$4]*[.F22]/[.$B$7]" office:value-type="float" office:value="33617.2090923418" calcext:value-type="float">
            <text:p>33.617</text:p>
          </table:table-cell>
          <table:table-cell table:style-name="ce55" office:value-type="string" calcext:value-type="string">
            <text:p>W</text:p>
          </table:table-cell>
          <table:table-cell/>
          <table:table-cell table:style-name="ce38" office:value-type="string" calcext:value-type="string">
            <text:p>Schnitt 2:</text:p>
          </table:table-cell>
          <table:table-cell table:style-name="ce46" table:formula="of:=[.$E$4]" office:value-type="float" office:value="19890" calcext:value-type="float">
            <text:p>19.890</text:p>
          </table:table-cell>
          <table:table-cell table:style-name="ce55" office:value-type="string" calcext:value-type="string">
            <text:p>W</text:p>
          </table:table-cell>
          <table:table-cell table:style-name="ce1" table:number-columns-repeated="4"/>
          <table:table-cell table:number-columns-repeated="6"/>
          <table:table-cell table:formula="of:=[.V20]+250" office:value-type="float" office:value="4000" calcext:value-type="float">
            <text:p>4000</text:p>
          </table:table-cell>
          <table:table-cell table:formula="of:=[.V21]/7250*80" office:value-type="float" office:value="44.1379310344828" calcext:value-type="float">
            <text:p>44</text:p>
          </table:table-cell>
          <table:table-cell table:formula="of:=[$Powermap_80_2.I$7]/([$Powermap_80_2.V21]/[.I$3])^2" office:value-type="float" office:value="64.36291640625" calcext:value-type="float">
            <text:p>64,4</text:p>
          </table:table-cell>
          <table:table-cell table:formula="of:=[$Powermap_80_2.X21]*[$Powermap_80_2.V21]/[$Powermap_80_2.$B$7]" office:value-type="float" office:value="26960.2753793985" calcext:value-type="float">
            <text:p>26.960</text:p>
          </table:table-cell>
          <table:table-cell/>
        </table:table-row>
        <table:table-row table:style-name="ro1">
          <table:table-cell/>
          <table:table-cell table:style-name="ce13" table:formula="of:=[.C22]/80*7250" office:value-type="float" office:value="5528.125" calcext:value-type="float">
            <text:p>5528,1</text:p>
          </table:table-cell>
          <table:table-cell table:style-name="ce26" office:value-type="float" office:value="61" calcext:value-type="float">
            <text:p>61,0</text:p>
          </table:table-cell>
          <table:table-cell/>
          <table:table-cell table:style-name="ce39"/>
          <table:table-cell table:style-name="ce46" table:formula="of:=INT(SQRT([.$I$7]/[.C4])*[.$I$3])" office:value-type="float" office:value="3207" calcext:value-type="float">
            <text:p>3.207</text:p>
          </table:table-cell>
          <table:table-cell table:style-name="ce55" office:value-type="string" calcext:value-type="string">
            <text:p>rpm</text:p>
          </table:table-cell>
          <table:table-cell table:style-name="ce59"/>
          <table:table-cell table:style-name="ce39"/>
          <table:table-cell table:style-name="ce46" table:formula="of:=INT([.$I$7]*[.$I$3]^2/[.$B$7]/[.J21])" office:value-type="float" office:value="5421" calcext:value-type="float">
            <text:p>5.421</text:p>
          </table:table-cell>
          <table:table-cell table:style-name="ce55" office:value-type="string" calcext:value-type="string">
            <text:p>rpm</text:p>
          </table:table-cell>
          <table:table-cell table:style-name="ce1" table:number-columns-repeated="4"/>
          <table:table-cell table:number-columns-repeated="6"/>
          <table:table-cell table:formula="of:=[.V21]+250" office:value-type="float" office:value="4250" calcext:value-type="float">
            <text:p>4250</text:p>
          </table:table-cell>
          <table:table-cell table:formula="of:=[.V22]/7250*80" office:value-type="float" office:value="46.8965517241379" calcext:value-type="float">
            <text:p>47</text:p>
          </table:table-cell>
          <table:table-cell table:formula="of:=[$Powermap_80_2.I$7]/([$Powermap_80_2.V22]/[.I$3])^2" office:value-type="float" office:value="57.0135176470588" calcext:value-type="float">
            <text:p>57,0</text:p>
          </table:table-cell>
          <table:table-cell table:formula="of:=[$Powermap_80_2.X22]*[$Powermap_80_2.V22]/[$Powermap_80_2.$B$7]" office:value-type="float" office:value="25374.3768276692" calcext:value-type="float">
            <text:p>25.37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/>
          <table:table-cell table:style-name="ce47" table:formula="of:=[.F22]/7250*80" office:value-type="float" office:value="35.3875862068965" calcext:value-type="float">
            <text:p>35,4</text:p>
          </table:table-cell>
          <table:table-cell table:style-name="ce56" office:value-type="string" calcext:value-type="string">
            <text:p>kph</text:p>
          </table:table-cell>
          <table:table-cell/>
          <table:table-cell table:style-name="ce39"/>
          <table:table-cell table:style-name="ce47" table:formula="of:=[.J22]/7250*80" office:value-type="float" office:value="59.8179310344828" calcext:value-type="float">
            <text:p>59,8</text:p>
          </table:table-cell>
          <table:table-cell table:style-name="ce56" office:value-type="string" calcext:value-type="string">
            <text:p>kph</text:p>
          </table:table-cell>
          <table:table-cell table:style-name="ce5" table:number-columns-repeated="4"/>
          <table:table-cell table:number-columns-repeated="6"/>
          <table:table-cell table:formula="of:=[.V22]+250" office:value-type="float" office:value="4500" calcext:value-type="float">
            <text:p>4500</text:p>
          </table:table-cell>
          <table:table-cell table:formula="of:=[.V23]/7250*80" office:value-type="float" office:value="49.6551724137931" calcext:value-type="float">
            <text:p>50</text:p>
          </table:table-cell>
          <table:table-cell table:formula="of:=[$Powermap_80_2.I$7]/([$Powermap_80_2.V23]/[.I$3])^2" office:value-type="float" office:value="50.85465" calcext:value-type="float">
            <text:p>50,9</text:p>
          </table:table-cell>
          <table:table-cell table:formula="of:=[$Powermap_80_2.X23]*[$Powermap_80_2.V23]/[$Powermap_80_2.$B$7]" office:value-type="float" office:value="23964.689226132" calcext:value-type="float">
            <text:p>23.96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8" table:formula="of:=[.F21]/[.F22]*[.$B$7]" office:value-type="float" office:value="100.1" calcext:value-type="float">
            <text:p>100,1</text:p>
          </table:table-cell>
          <table:table-cell table:style-name="ce55" office:value-type="string" calcext:value-type="string">
            <text:p>Nm</text:p>
          </table:table-cell>
          <table:table-cell table:style-name="ce41"/>
          <table:table-cell/>
          <table:table-cell table:style-name="ce48" table:formula="of:=[.J21]/[.J22]*[.$B$7]" office:value-type="float" office:value="35.0369874720288" calcext:value-type="float">
            <text:p>35,0</text:p>
          </table:table-cell>
          <table:table-cell table:style-name="ce55" office:value-type="string" calcext:value-type="string">
            <text:p>Nm</text:p>
          </table:table-cell>
          <table:table-cell table:style-name="ce5" table:number-columns-repeated="4"/>
          <table:table-cell table:number-columns-repeated="6"/>
          <table:table-cell table:formula="of:=[.V23]+250" office:value-type="float" office:value="4750" calcext:value-type="float">
            <text:p>4750</text:p>
          </table:table-cell>
          <table:table-cell table:formula="of:=[.V24]/7250*80" office:value-type="float" office:value="52.4137931034483" calcext:value-type="float">
            <text:p>52</text:p>
          </table:table-cell>
          <table:table-cell table:formula="of:=[$Powermap_80_2.I$7]/([$Powermap_80_2.V24]/[.I$3])^2" office:value-type="float" office:value="45.6424005540166" calcext:value-type="float">
            <text:p>45,6</text:p>
          </table:table-cell>
          <table:table-cell table:formula="of:=[$Powermap_80_2.X24]*[$Powermap_80_2.V24]/[$Powermap_80_2.$B$7]" office:value-type="float" office:value="22703.3897931777" calcext:value-type="float">
            <text:p>22.70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39" table:number-columns-repeated="2"/>
          <table:table-cell table:style-name="ce82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24]+250" office:value-type="float" office:value="5000" calcext:value-type="float">
            <text:p>5000</text:p>
          </table:table-cell>
          <table:table-cell table:formula="of:=[.V25]/7250*80" office:value-type="float" office:value="55.1724137931035" calcext:value-type="float">
            <text:p>55</text:p>
          </table:table-cell>
          <table:table-cell table:formula="of:=[$Powermap_80_2.I$7]/([$Powermap_80_2.V25]/[.I$3])^2" office:value-type="float" office:value="41.1922665" calcext:value-type="float">
            <text:p>41,2</text:p>
          </table:table-cell>
          <table:table-cell table:formula="of:=[$Powermap_80_2.X25]*[$Powermap_80_2.V25]/[$Powermap_80_2.$B$7]" office:value-type="float" office:value="21568.2203035188" calcext:value-type="float">
            <text:p>21.568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RPM</text:p>
          </table:table-cell>
          <table:table-cell table:style-name="ce27" office:value-type="string" calcext:value-type="string">
            <text:p>kph</text:p>
          </table:table-cell>
          <table:table-cell table:style-name="ce34" office:value-type="string" calcext:value-type="string">
            <text:p>Torque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Trq_int</text:p>
          </table:table-cell>
          <table:table-cell table:style-name="ce57" office:value-type="string" calcext:value-type="string">
            <text:p>Power_bat</text:p>
          </table:table-cell>
          <table:table-cell table:style-name="ce16"/>
          <table:table-cell table:style-name="ce49" office:value-type="string" calcext:value-type="string">
            <text:p>R2:</text:p>
          </table:table-cell>
          <table:table-cell table:style-name="ce70" table:formula="of:=INT(MIN([.$D$6];[.$F$22];[.$B$4]))" office:value-type="float" office:value="1894" calcext:value-type="float">
            <text:p>1.894,00</text:p>
          </table:table-cell>
          <table:table-cell table:style-name="ce82" office:value-type="string" calcext:value-type="string">
            <text:p>rpm</text:p>
          </table:table-cell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25]+250" office:value-type="float" office:value="5250" calcext:value-type="float">
            <text:p>5250</text:p>
          </table:table-cell>
          <table:table-cell table:formula="of:=[.V26]/7250*80" office:value-type="float" office:value="57.9310344827586" calcext:value-type="float">
            <text:p>58</text:p>
          </table:table-cell>
          <table:table-cell table:formula="of:=[$Powermap_80_2.I$7]/([$Powermap_80_2.V26]/[.I$3])^2" office:value-type="float" office:value="37.3626" calcext:value-type="float">
            <text:p>37,4</text:p>
          </table:table-cell>
          <table:table-cell table:formula="of:=[$Powermap_80_2.X26]*[$Powermap_80_2.V26]/[$Powermap_80_2.$B$7]" office:value-type="float" office:value="20541.1621938274" calcext:value-type="float">
            <text:p>20.541</text:p>
          </table:table-cell>
          <table:table-cell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formula="of:=[.B27]/7250*80" office:value-type="float" office:value="0" calcext:value-type="float">
            <text:p>0</text:p>
          </table:table-cell>
          <table:table-cell table:style-name="ce35" table:formula="of:=[$Powermap_80_2.$C$4]" office:value-type="float" office:value="100.1" calcext:value-type="float">
            <text:p>100,10</text:p>
          </table:table-cell>
          <table:table-cell table:style-name="ce15" office:value-type="float" office:value="0" calcext:value-type="float">
            <text:p>0</text:p>
          </table:table-cell>
          <table:table-cell table:formula="of:=ROUND([.D27]*16)" office:value-type="float" office:value="1602" calcext:value-type="float">
            <text:p>1602</text:p>
          </table:table-cell>
          <table:table-cell/>
          <table:table-cell table:style-name="ce16"/>
          <table:table-cell/>
          <table:table-cell table:style-name="ce16"/>
          <table:table-cell table:style-name="Default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26]+250" office:value-type="float" office:value="5500" calcext:value-type="float">
            <text:p>5500</text:p>
          </table:table-cell>
          <table:table-cell table:formula="of:=[.V27]/7250*80" office:value-type="float" office:value="60.6896551724138" calcext:value-type="float">
            <text:p>61</text:p>
          </table:table-cell>
          <table:table-cell table:formula="of:=[$Powermap_80_2.I$7]/([$Powermap_80_2.V27]/[.I$3])^2" office:value-type="float" office:value="34.0431954545455" calcext:value-type="float">
            <text:p>34,0</text:p>
          </table:table-cell>
          <table:table-cell table:formula="of:=[$Powermap_80_2.X27]*[$Powermap_80_2.V27]/[$Powermap_80_2.$B$7]" office:value-type="float" office:value="19607.4730031989" calcext:value-type="float">
            <text:p>19.6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table:formula="of:=IF([.A28]&lt;[.J$31];[.J$26]+[.J$33]*[.A28];[.J$29]+[.J$34]*([.A28]-[.J$31]))" office:value-type="float" office:value="1894" calcext:value-type="float">
            <text:p>1.894</text:p>
          </table:table-cell>
          <table:table-cell table:formula="of:=[.B28]/7250*80" office:value-type="float" office:value="20.8993103448276" calcext:value-type="float">
            <text:p>21</text:p>
          </table:table-cell>
          <table:table-cell table:style-name="ce35" table:formula="of:=[$Powermap_80_2.$C$4]" office:value-type="float" office:value="100.1" calcext:value-type="float">
            <text:p>100,10</text:p>
          </table:table-cell>
          <table:table-cell table:style-name="ce40" table:formula="of:=[.D28]*[.B28]/[.$B$7]" office:value-type="float" office:value="19853.7555412832" calcext:value-type="float">
            <text:p>19.853,76</text:p>
          </table:table-cell>
          <table:table-cell table:formula="of:=ROUND([.D28]*16)" office:value-type="float" office:value="1602" calcext:value-type="float">
            <text:p>1602</text:p>
          </table:table-cell>
          <table:table-cell table:formula="of:=[.E28]/[.G$7]" office:value-type="float" office:value="22458.9994810896" calcext:value-type="float">
            <text:p>22.459</text:p>
          </table:table-cell>
          <table:table-cell table:style-name="ce16"/>
          <table:table-cell table:number-columns-repeated="2"/>
          <table:table-cell table:style-name="Default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27]+250" office:value-type="float" office:value="5750" calcext:value-type="float">
            <text:p>5750</text:p>
          </table:table-cell>
          <table:table-cell table:formula="of:=[.V28]/7250*80" office:value-type="float" office:value="63.448275862069" calcext:value-type="float">
            <text:p>63</text:p>
          </table:table-cell>
          <table:table-cell table:formula="of:=[$Powermap_80_2.I$7]/([$Powermap_80_2.V28]/[.I$3])^2" office:value-type="float" office:value="31.1472714555766" calcext:value-type="float">
            <text:p>31,1</text:p>
          </table:table-cell>
          <table:table-cell table:formula="of:=[$Powermap_80_2.X28]*[$Powermap_80_2.V28]/[$Powermap_80_2.$B$7]" office:value-type="float" office:value="18754.9741769729" calcext:value-type="float">
            <text:p>18.7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table:formula="of:=IF([.A29]&lt;[.J$31];[.J$26]+[.J$33]*[.A29];[.J$29]+[.J$34]*([.A29]-[.J$31]))" office:value-type="float" office:value="3069.66666666667" calcext:value-type="float">
            <text:p>3.070</text:p>
          </table:table-cell>
          <table:table-cell table:formula="of:=[.B29]/7250*80" office:value-type="float" office:value="33.872183908046" calcext:value-type="float">
            <text:p>34</text:p>
          </table:table-cell>
          <table:table-cell table:style-name="ce36" table:formula="of:=[$Powermap_80_2.E29]/[$Powermap_80_2.B29]*[$Powermap_80_2.$B$7]*((193+[.A29])/200)" office:value-type="float" office:value="59.9428793942574" calcext:value-type="float">
            <text:p>59,94</text:p>
          </table:table-cell>
          <table:table-cell table:style-name="ce28" table:formula="of:=IF([.A29]&lt;[.J$31];[.E$28]+[.A29]*[.I$33];[.J$30]*[.J$29]/[.B29])" office:value-type="float" office:value="19864.8688746166" calcext:value-type="float">
            <text:p>19.864,87</text:p>
          </table:table-cell>
          <table:table-cell table:formula="of:=ROUND([.D29]*16)" office:value-type="float" office:value="959" calcext:value-type="float">
            <text:p>959</text:p>
          </table:table-cell>
          <table:table-cell table:formula="of:=[.E29]/[.G$7]" office:value-type="float" office:value="22471.5711251319" calcext:value-type="float">
            <text:p>22.472</text:p>
          </table:table-cell>
          <table:table-cell table:style-name="ce16"/>
          <table:table-cell table:style-name="ce49" office:value-type="string" calcext:value-type="string">
            <text:p>R3:</text:p>
          </table:table-cell>
          <table:table-cell table:style-name="ce70" table:formula="of:=IF([.F22]&lt;[.D6];[.F22];MIN([.J22];MAX([.$B$4];[.J26])))" office:value-type="float" office:value="5421" calcext:value-type="float">
            <text:p>5.421,00</text:p>
          </table:table-cell>
          <table:table-cell table:style-name="ce82" office:value-type="string" calcext:value-type="string">
            <text:p>rpm</text:p>
          </table:table-cell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28]+250" office:value-type="float" office:value="6000" calcext:value-type="float">
            <text:p>6000</text:p>
          </table:table-cell>
          <table:table-cell table:formula="of:=[.V29]/7250*80" office:value-type="float" office:value="66.2068965517241" calcext:value-type="float">
            <text:p>66</text:p>
          </table:table-cell>
          <table:table-cell table:formula="of:=[$Powermap_80_2.I$7]/([$Powermap_80_2.V29]/[.I$3])^2" office:value-type="float" office:value="28.605740625" calcext:value-type="float">
            <text:p>28,6</text:p>
          </table:table-cell>
          <table:table-cell table:formula="of:=[$Powermap_80_2.X29]*[$Powermap_80_2.V29]/[$Powermap_80_2.$B$7]" office:value-type="float" office:value="17973.516919599" calcext:value-type="float">
            <text:p>17.9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IF([.A30]&lt;[.J$31];[.J$26]+[.J$33]*[.A30];[.J$29]+[.J$34]*([.A30]-[.J$31]))" office:value-type="float" office:value="4245.33333333333" calcext:value-type="float">
            <text:p>4.245</text:p>
          </table:table-cell>
          <table:table-cell table:formula="of:=[.B30]/7250*80" office:value-type="float" office:value="46.8450574712644" calcext:value-type="float">
            <text:p>47</text:p>
          </table:table-cell>
          <table:table-cell table:style-name="ce36" table:formula="of:=[$Powermap_80_2.E30]/[$Powermap_80_2.B30]*[$Powermap_80_2.$B$7]*((193+[.A30])/200)" office:value-type="float" office:value="43.5905954317615" calcext:value-type="float">
            <text:p>43,59</text:p>
          </table:table-cell>
          <table:table-cell table:style-name="ce28" table:formula="of:=IF([.A30]&lt;[.J$31];[.E$28]+[.A30]*[.I$33];[.J$30]*[.J$29]/[.B30])" office:value-type="float" office:value="19875.9822079499" calcext:value-type="float">
            <text:p>19.875,98</text:p>
          </table:table-cell>
          <table:table-cell table:formula="of:=ROUND([.D30]*16)" office:value-type="float" office:value="697" calcext:value-type="float">
            <text:p>697</text:p>
          </table:table-cell>
          <table:table-cell table:formula="of:=[.E30]/[.G$7]" office:value-type="float" office:value="22484.1427691741" calcext:value-type="float">
            <text:p>22.484</text:p>
          </table:table-cell>
          <table:table-cell table:style-name="ce16"/>
          <table:table-cell/>
          <table:table-cell table:style-name="ce16" table:formula="of:=IF([.J29]=[.F22];[.F21];[.J21])" office:value-type="float" office:value="19890" calcext:value-type="float">
            <text:p>19.890</text:p>
          </table:table-cell>
          <table:table-cell table:style-name="Default" office:value-type="string" calcext:value-type="string">
            <text:p>W</text:p>
          </table:table-cell>
          <table:table-cell table:style-name="ce87" table:number-columns-repeated="2"/>
          <table:table-cell table:style-name="ce9" table:number-columns-repeated="2"/>
          <table:table-cell table:style-name="Default" table:number-columns-repeated="4"/>
          <table:table-cell table:number-columns-repeated="2"/>
          <table:table-cell table:formula="of:=[.V29]+500" office:value-type="float" office:value="6500" calcext:value-type="float">
            <text:p>6500</text:p>
          </table:table-cell>
          <table:table-cell table:formula="of:=[.V30]/7250*80" office:value-type="float" office:value="71.7241379310345" calcext:value-type="float">
            <text:p>72</text:p>
          </table:table-cell>
          <table:table-cell table:formula="of:=[$Powermap_80_2.I$7]/([$Powermap_80_2.V30]/[.I$3])^2" office:value-type="float" office:value="24.3741221893491" calcext:value-type="float">
            <text:p>24,4</text:p>
          </table:table-cell>
          <table:table-cell table:formula="of:=[$Powermap_80_2.X30]*[$Powermap_80_2.V30]/[$Powermap_80_2.$B$7]" office:value-type="float" office:value="16590.9386950145" calcext:value-type="float">
            <text:p>16.5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IF([.A31]&lt;[.J$31];[.J$26]+[.J$33]*[.A31];[.J$29]+[.J$34]*([.A31]-[.J$31]))" office:value-type="float" office:value="5421" calcext:value-type="float">
            <text:p>5.421</text:p>
          </table:table-cell>
          <table:table-cell table:formula="of:=[.B31]/7250*80" office:value-type="float" office:value="59.8179310344828" calcext:value-type="float">
            <text:p>60</text:p>
          </table:table-cell>
          <table:table-cell table:style-name="ce36" table:formula="of:=[$Powermap_80_2.E31]/[$Powermap_80_2.B31]*[$Powermap_80_2.$B$7]*((193+[.A31])/200)" office:value-type="float" office:value="34.3362477225882" calcext:value-type="float">
            <text:p>34,34</text:p>
          </table:table-cell>
          <table:table-cell table:style-name="ce28" table:formula="of:=IF([.A31]&lt;[.J$31];[.E$28]+[.A31]*[.I$33];[.J$30]*[.J$29]/[.B31])" office:value-type="float" office:value="19890" calcext:value-type="float">
            <text:p>19.890,00</text:p>
          </table:table-cell>
          <table:table-cell table:formula="of:=ROUND([.D31]*16)" office:value-type="float" office:value="549" calcext:value-type="float">
            <text:p>549</text:p>
          </table:table-cell>
          <table:table-cell table:formula="of:=[.E31]/[.G$7]" office:value-type="float" office:value="22500" calcext:value-type="float">
            <text:p>22.500</text:p>
          </table:table-cell>
          <table:table-cell table:style-name="ce16"/>
          <table:table-cell table:style-name="ce67" office:value-type="string" calcext:value-type="string">
            <text:p>Equal:</text:p>
          </table:table-cell>
          <table:table-cell table:style-name="ce65" table:formula="of:=MAX(INT(([.J29]-[.J26])/[.I35]+0.6);0)" office:value-type="float" office:value="3" calcext:value-type="float">
            <text:p>3</text:p>
          </table:table-cell>
          <table:table-cell table:style-name="Default" office:value-type="string" calcext:value-type="string">
            <text:p>#</text:p>
          </table:table-cell>
          <table:table-cell table:style-name="ce87" table:number-columns-repeated="2"/>
          <table:table-cell table:style-name="ce9" table:number-columns-repeated="2"/>
          <table:table-cell table:style-name="Default" table:number-columns-repeated="4"/>
          <table:table-cell table:number-columns-repeated="2"/>
          <table:table-cell table:formula="of:=[.V30]+500" office:value-type="float" office:value="7000" calcext:value-type="float">
            <text:p>7000</text:p>
          </table:table-cell>
          <table:table-cell table:formula="of:=[.V31]/7250*80" office:value-type="float" office:value="77.2413793103448" calcext:value-type="float">
            <text:p>77</text:p>
          </table:table-cell>
          <table:table-cell table:formula="of:=[$Powermap_80_2.I$7]/([$Powermap_80_2.V31]/[.I$3])^2" office:value-type="float" office:value="21.0164625" calcext:value-type="float">
            <text:p>21,0</text:p>
          </table:table-cell>
          <table:table-cell table:formula="of:=[$Powermap_80_2.X31]*[$Powermap_80_2.V31]/[$Powermap_80_2.$B$7]" office:value-type="float" office:value="15405.8716453706" calcext:value-type="float">
            <text:p>15.4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IF([.A32]&lt;[.J$31];[.J$26]+[.J$33]*[.A32];[.J$29]+[.J$34]*([.A32]-[.J$31]))" office:value-type="float" office:value="6557.9375" calcext:value-type="float">
            <text:p>6.558</text:p>
          </table:table-cell>
          <table:table-cell table:formula="of:=[.B32]/7250*80" office:value-type="float" office:value="72.3634482758621" calcext:value-type="float">
            <text:p>72</text:p>
          </table:table-cell>
          <table:table-cell table:style-name="ce36" table:formula="of:=[$Powermap_80_2.E32]/[$Powermap_80_2.B32]*[$Powermap_80_2.$B$7]*((193+[.A32])/200)" office:value-type="float" office:value="23.582359532202" calcext:value-type="float">
            <text:p>23,58</text:p>
          </table:table-cell>
          <table:table-cell table:style-name="ce28" table:formula="of:=IF([.A32]&lt;[.J$31];[.E$28]+[.A32]*[.I$33];[.J$30]*[.J$29]/[.B32])" office:value-type="float" office:value="16441.7074728144" calcext:value-type="float">
            <text:p>16.441,71</text:p>
          </table:table-cell>
          <table:table-cell table:formula="of:=ROUND([.D32]*16)" office:value-type="float" office:value="377" calcext:value-type="float">
            <text:p>377</text:p>
          </table:table-cell>
          <table:table-cell table:formula="of:=[.E32]/[.G$7]" office:value-type="float" office:value="18599.2165982064" calcext:value-type="float">
            <text:p>18.599</text:p>
          </table:table-cell>
          <table:table-cell table:style-name="ce16"/>
          <table:table-cell table:number-columns-repeated="2"/>
          <table:table-cell table:style-name="Default"/>
          <table:table-cell table:style-name="ce87" table:number-columns-repeated="2"/>
          <table:table-cell table:style-name="ce9" table:number-columns-repeated="2"/>
          <table:table-cell table:style-name="Default" table:number-columns-repeated="4"/>
          <table:table-cell table:number-columns-repeated="2"/>
          <table:table-cell table:formula="of:=[.V31]+500" office:value-type="float" office:value="7500" calcext:value-type="float">
            <text:p>7500</text:p>
          </table:table-cell>
          <table:table-cell table:formula="of:=[.V32]/7250*80" office:value-type="float" office:value="82.7586206896552" calcext:value-type="float">
            <text:p>83</text:p>
          </table:table-cell>
          <table:table-cell table:formula="of:=[$Powermap_80_2.I$7]/([$Powermap_80_2.V32]/[.I$3])^2" office:value-type="float" office:value="18.307674" calcext:value-type="float">
            <text:p>18,3</text:p>
          </table:table-cell>
          <table:table-cell table:formula="of:=[$Powermap_80_2.X32]*[$Powermap_80_2.V32]/[$Powermap_80_2.$B$7]" office:value-type="float" office:value="14378.8135356792" calcext:value-type="float">
            <text:p>14.3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IF([.A33]&lt;[.J$31];[.J$26]+[.J$33]*[.A33];[.J$29]+[.J$34]*([.A33]-[.J$31]))" office:value-type="float" office:value="7694.875" calcext:value-type="float">
            <text:p>7.695</text:p>
          </table:table-cell>
          <table:table-cell table:formula="of:=[.B33]/7250*80" office:value-type="float" office:value="84.9089655172414" calcext:value-type="float">
            <text:p>85</text:p>
          </table:table-cell>
          <table:table-cell table:style-name="ce36" table:formula="of:=[$Powermap_80_2.E33]/[$Powermap_80_2.B33]*[$Powermap_80_2.$B$7]*((193+[.A33])/200)" office:value-type="float" office:value="17.2154202340216" calcext:value-type="float">
            <text:p>17,22</text:p>
          </table:table-cell>
          <table:table-cell table:style-name="ce28" table:formula="of:=IF([.A33]&lt;[.J$31];[.E$28]+[.A33]*[.I$33];[.J$30]*[.J$29]/[.B33])" office:value-type="float" office:value="14012.4030604786" calcext:value-type="float">
            <text:p>14.012,40</text:p>
          </table:table-cell>
          <table:table-cell table:formula="of:=ROUND([.D33]*16)" office:value-type="float" office:value="275" calcext:value-type="float">
            <text:p>275</text:p>
          </table:table-cell>
          <table:table-cell table:formula="of:=[.E33]/[.G$7]" office:value-type="float" office:value="15851.1346837993" calcext:value-type="float">
            <text:p>15.851</text:p>
          </table:table-cell>
          <table:table-cell table:style-name="ce16"/>
          <table:table-cell table:style-name="ce68" table:formula="of:=IF([.J31]&gt;0;([.E4]-[.D4])/MIN([.J31];7);0)" office:value-type="float" office:value="11.1133333333334" calcext:value-type="float">
            <text:p>11,11</text:p>
          </table:table-cell>
          <table:table-cell table:style-name="ce70" table:formula="of:=IF([.J31]&gt;0;([.J29]-[.J26])/MIN([.J31];7);0)" office:value-type="float" office:value="1175.66666666667" calcext:value-type="float">
            <text:p>1.175,67</text:p>
          </table:table-cell>
          <table:table-cell table:style-name="Default"/>
          <table:table-cell table:style-name="ce87" table:number-columns-repeated="2"/>
          <table:table-cell table:style-name="ce9" table:number-columns-repeated="2"/>
          <table:table-cell table:number-columns-repeated="6"/>
          <table:table-cell table:formula="of:=[.V32]+500" office:value-type="float" office:value="8000" calcext:value-type="float">
            <text:p>8000</text:p>
          </table:table-cell>
          <table:table-cell table:formula="of:=[.V33]/7250*80" office:value-type="float" office:value="88.2758620689655" calcext:value-type="float">
            <text:p>88</text:p>
          </table:table-cell>
          <table:table-cell table:formula="of:=[$Powermap_80_2.I$7]/([$Powermap_80_2.V33]/[.I$3])^2" office:value-type="float" office:value="16.0907291015625" calcext:value-type="float">
            <text:p>16,1</text:p>
          </table:table-cell>
          <table:table-cell table:formula="of:=[$Powermap_80_2.X33]*[$Powermap_80_2.V33]/[$Powermap_80_2.$B$7]" office:value-type="float" office:value="13480.1376896993" calcext:value-type="float">
            <text:p>13.4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table:formula="of:=IF([.A34]&lt;[.J$31];[.J$26]+[.J$33]*[.A34];[.J$29]+[.J$34]*([.A34]-[.J$31]))" office:value-type="float" office:value="8831.8125" calcext:value-type="float">
            <text:p>8.832</text:p>
          </table:table-cell>
          <table:table-cell table:formula="of:=[.B34]/7250*80" office:value-type="float" office:value="97.4544827586207" calcext:value-type="float">
            <text:p>97</text:p>
          </table:table-cell>
          <table:table-cell table:style-name="ce36" table:formula="of:=[$Powermap_80_2.E34]/[$Powermap_80_2.B34]*[$Powermap_80_2.$B$7]*((193+[.A34])/200)" office:value-type="float" office:value="13.134361715142" calcext:value-type="float">
            <text:p>13,13</text:p>
          </table:table-cell>
          <table:table-cell table:style-name="ce28" table:formula="of:=IF([.A34]&lt;[.J$31];[.E$28]+[.A34]*[.I$33];[.J$30]*[.J$29]/[.B34])" office:value-type="float" office:value="12208.5574167251" calcext:value-type="float">
            <text:p>12.208,56</text:p>
          </table:table-cell>
          <table:table-cell table:formula="of:=ROUND([.D34]*16)" office:value-type="float" office:value="210" calcext:value-type="float">
            <text:p>210</text:p>
          </table:table-cell>
          <table:table-cell table:formula="of:=[.E34]/[.G$7]" office:value-type="float" office:value="13810.5853130374" calcext:value-type="float">
            <text:p>13.811</text:p>
          </table:table-cell>
          <table:table-cell/>
          <table:table-cell table:style-name="ce69"/>
          <table:table-cell table:style-name="ce70" table:formula="of:=IF([.J31]&lt;7;([.J35]-[.J29])/(7-[.J31]);0)" office:value-type="float" office:value="1136.9375" calcext:value-type="float">
            <text:p>1.136,94</text:p>
          </table:table-cell>
          <table:table-cell table:style-name="Default"/>
          <table:table-cell table:style-name="ce87" table:number-columns-repeated="2"/>
          <table:table-cell table:style-name="ce9" table:number-columns-repeated="2"/>
          <table:table-cell table:style-name="Default" table:number-columns-repeated="4"/>
          <table:table-cell table:number-columns-repeated="2"/>
          <table:table-cell table:formula="of:=[.V33]+500" office:value-type="float" office:value="8500" calcext:value-type="float">
            <text:p>8500</text:p>
          </table:table-cell>
          <table:table-cell table:formula="of:=[.V34]/7250*80" office:value-type="float" office:value="93.7931034482759" calcext:value-type="float">
            <text:p>94</text:p>
          </table:table-cell>
          <table:table-cell table:formula="of:=[$Powermap_80_2.I$7]/([$Powermap_80_2.V34]/[.I$3])^2" office:value-type="float" office:value="14.2533794117647" calcext:value-type="float">
            <text:p>14,3</text:p>
          </table:table-cell>
          <table:table-cell table:formula="of:=[$Powermap_80_2.X34]*[$Powermap_80_2.V34]/[$Powermap_80_2.$B$7]" office:value-type="float" office:value="12687.1884138346" calcext:value-type="float">
            <text:p>12.6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table:formula="of:=IF([.A35]&lt;[.J$31];[.J$26]+[.J$33]*[.A35];[.J$29]+[.J$34]*([.A35]-[.J$31]))" office:value-type="float" office:value="9968.75" calcext:value-type="float">
            <text:p>9.969</text:p>
          </table:table-cell>
          <table:table-cell table:formula="of:=[.B35]/7250*80" office:value-type="float" office:value="110" calcext:value-type="float">
            <text:p>110</text:p>
          </table:table-cell>
          <table:table-cell table:style-name="ce36" table:formula="of:=[$Powermap_80_2.E35]/[$Powermap_80_2.B35]*[$Powermap_80_2.$B$7]*((193+[.A35])/200)" office:value-type="float" office:value="10.3610593864899" calcext:value-type="float">
            <text:p>10,36</text:p>
          </table:table-cell>
          <table:table-cell table:style-name="ce28" table:formula="of:=IF([.A35]&lt;[.J$31];[.E$28]+[.A35]*[.I$33];[.J$30]*[.J$29]/[.B35])" office:value-type="float" office:value="10816.1695297806" calcext:value-type="float">
            <text:p>10.816,17</text:p>
          </table:table-cell>
          <table:table-cell table:formula="of:=ROUND([.D35]*16)" office:value-type="float" office:value="166" calcext:value-type="float">
            <text:p>166</text:p>
          </table:table-cell>
          <table:table-cell table:formula="of:=[.E35]/[.G$7]" office:value-type="float" office:value="12235.4858934169" calcext:value-type="float">
            <text:p>12.235</text:p>
          </table:table-cell>
          <table:table-cell/>
          <table:table-cell table:style-name="ce70" table:formula="of:=([.J35]-[.J26])/7" office:value-type="float" office:value="1153.53571428571" calcext:value-type="float">
            <text:p>1.153,54</text:p>
          </table:table-cell>
          <table:table-cell table:style-name="ce78" table:formula="of:=MAX([.B4];[.J26]+1)" office:value-type="float" office:value="9968.75" calcext:value-type="float">
            <text:p>9.968,75</text:p>
          </table:table-cell>
          <table:table-cell table:style-name="ce83"/>
          <table:table-cell table:number-columns-repeated="4"/>
          <table:table-cell table:style-name="Default" table:number-columns-repeated="4"/>
          <table:table-cell table:number-columns-repeated="2"/>
          <table:table-cell table:formula="of:=[.V34]+500" office:value-type="float" office:value="9000" calcext:value-type="float">
            <text:p>9000</text:p>
          </table:table-cell>
          <table:table-cell table:formula="of:=[.V35]/7250*80" office:value-type="float" office:value="99.3103448275862" calcext:value-type="float">
            <text:p>99</text:p>
          </table:table-cell>
          <table:table-cell table:formula="of:=[$Powermap_80_2.I$7]/([$Powermap_80_2.V35]/[.I$3])^2" office:value-type="float" office:value="12.7136625" calcext:value-type="float">
            <text:p>12,7</text:p>
          </table:table-cell>
          <table:table-cell table:formula="of:=[$Powermap_80_2.X35]*[$Powermap_80_2.V35]/[$Powermap_80_2.$B$7]" office:value-type="float" office:value="11982.344613066" calcext:value-type="float">
            <text:p>11.98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  <table:table-cell table:formula="of:=[.V35]+500" office:value-type="float" office:value="9500" calcext:value-type="float">
            <text:p>9500</text:p>
          </table:table-cell>
          <table:table-cell table:formula="of:=[.V36]/7250*80" office:value-type="float" office:value="104.827586206897" calcext:value-type="float">
            <text:p>105</text:p>
          </table:table-cell>
          <table:table-cell table:formula="of:=[$Powermap_80_2.I$7]/([$Powermap_80_2.V36]/[.I$3])^2" office:value-type="float" office:value="11.4106001385042" calcext:value-type="float">
            <text:p>11,4</text:p>
          </table:table-cell>
          <table:table-cell table:formula="of:=[$Powermap_80_2.X36]*[$Powermap_80_2.V36]/[$Powermap_80_2.$B$7]" office:value-type="float" office:value="11351.6948965889" calcext:value-type="float">
            <text:p>11.35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9" office:value-type="string" calcext:value-type="string">
            <text:p>Auto power ref:</text:p>
          </table:table-cell>
          <table:table-cell table:style-name="ce58" table:formula="of:=ROUNDUP(MAX([.G28:.G35];[.G20]);-2)/100" office:value-type="float" office:value="225" calcext:value-type="float">
            <text:p>225</text:p>
          </table:table-cell>
          <table:table-cell/>
          <table:table-cell table:style-name="ce67" office:value-type="string" calcext:value-type="string">
            <text:p>Fibo:</text:p>
          </table:table-cell>
          <table:table-cell/>
          <table:table-cell table:style-name="ce82"/>
          <table:table-cell table:number-columns-repeated="4"/>
          <table:table-cell table:style-name="Default" table:number-columns-repeated="4"/>
          <table:table-cell table:number-columns-repeated="2"/>
          <table:table-cell table:formula="of:=[.V36]+500" office:value-type="float" office:value="10000" calcext:value-type="float">
            <text:p>10000</text:p>
          </table:table-cell>
          <table:table-cell table:formula="of:=[.V37]/7250*80" office:value-type="float" office:value="110.344827586207" calcext:value-type="float">
            <text:p>110</text:p>
          </table:table-cell>
          <table:table-cell table:formula="of:=[$Powermap_80_2.I$7]/([$Powermap_80_2.V37]/[.I$3])^2" office:value-type="float" office:value="10.298066625" calcext:value-type="float">
            <text:p>10,3</text:p>
          </table:table-cell>
          <table:table-cell table:formula="of:=[$Powermap_80_2.X37]*[$Powermap_80_2.V37]/[$Powermap_80_2.$B$7]" office:value-type="float" office:value="10784.1101517594" calcext:value-type="float">
            <text:p>10.78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65" table:formula="of:=INT(([.J35]-[.J26])/21)" office:value-type="float" office:value="384" calcext:value-type="float">
            <text:p>384</text:p>
          </table:table-cell>
          <table:table-cell table:style-name="ce79" table:formula="of:=MAX(INT(([.J29]-[.J26])/[.I38]);0)" office:value-type="float" office:value="9" calcext:value-type="float">
            <text:p>9</text:p>
          </table:table-cell>
          <table:table-cell table:style-name="Default"/>
          <table:table-cell table:style-name="ce41" table:number-columns-repeated="3"/>
          <table:table-cell/>
          <table:table-cell table:style-name="Default" table:number-columns-repeated="4"/>
          <table:table-cell table:number-columns-repeated="2"/>
          <table:table-cell table:formula="of:=[.V37]+500" office:value-type="float" office:value="10500" calcext:value-type="float">
            <text:p>10500</text:p>
          </table:table-cell>
          <table:table-cell table:formula="of:=[.V38]/7250*80" office:value-type="float" office:value="115.862068965517" calcext:value-type="float">
            <text:p>116</text:p>
          </table:table-cell>
          <table:table-cell table:formula="of:=[$Powermap_80_2.I$7]/([$Powermap_80_2.V38]/[.I$3])^2" office:value-type="float" office:value="9.34065" calcext:value-type="float">
            <text:p>9,3</text:p>
          </table:table-cell>
          <table:table-cell table:formula="of:=[$Powermap_80_2.X38]*[$Powermap_80_2.V38]/[$Powermap_80_2.$B$7]" office:value-type="float" office:value="10270.5810969137" calcext:value-type="float">
            <text:p>10.27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71" table:number-columns-repeated="2"/>
          <table:table-cell/>
          <table:table-cell table:style-name="ce88" table:number-columns-repeated="3"/>
          <table:table-cell/>
          <table:table-cell table:style-name="Default" table:number-columns-repeated="4"/>
          <table:table-cell table:number-columns-repeated="2"/>
          <table:table-cell table:formula="of:=[.V38]+500" office:value-type="float" office:value="11000" calcext:value-type="float">
            <text:p>11000</text:p>
          </table:table-cell>
          <table:table-cell table:formula="of:=[.V39]/7250*80" office:value-type="float" office:value="121.379310344828" calcext:value-type="float">
            <text:p>121</text:p>
          </table:table-cell>
          <table:table-cell table:formula="of:=[$Powermap_80_2.I$7]/([$Powermap_80_2.V39]/[.I$3])^2" office:value-type="float" office:value="8.51079886363636" calcext:value-type="float">
            <text:p>8,5</text:p>
          </table:table-cell>
          <table:table-cell table:formula="of:=[$Powermap_80_2.X39]*[$Powermap_80_2.V39]/[$Powermap_80_2.$B$7]" office:value-type="float" office:value="9803.73650159947" calcext:value-type="float">
            <text:p>9.80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72" table:number-columns-repeated="2"/>
          <table:table-cell/>
          <table:table-cell table:style-name="ce88" table:number-columns-repeated="3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/>
          <table:table-cell table:style-name="ce24"/>
          <table:table-cell table:number-columns-repeated="2"/>
          <table:table-cell table:style-name="Default" table:number-columns-repeated="2"/>
          <table:table-cell/>
          <table:table-cell table:style-name="ce73" table:number-columns-repeated="2"/>
          <table:table-cell/>
          <table:table-cell table:style-name="ce88" table:number-columns-repeated="3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22" office:value-type="string" calcext:value-type="string">
            <text:p>kph</text:p>
          </table:table-cell>
          <table:table-cell table:style-name="ce31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41" office:value-type="string" calcext:value-type="string">
            <text:p>Power_bat</text:p>
          </table:table-cell>
          <table:table-cell/>
          <table:table-cell table:style-name="ce72" table:number-columns-repeated="2"/>
          <table:table-cell/>
          <table:table-cell table:style-name="ce187" office:value-type="string" calcext:value-type="string">
            <text:p>Notes:</text:p>
          </table:table-cell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[.B43]/7250*80" office:value-type="float" office:value="0" calcext:value-type="float">
            <text:p>0</text:p>
          </table:table-cell>
          <table:table-cell table:style-name="ce33" office:value-type="float" office:value="55" calcext:value-type="float">
            <text:p>55,0</text:p>
          </table:table-cell>
          <table:table-cell table:style-name="ce15" table:formula="of:=[.B43]*[.D43]/[.$B$7]" office:value-type="float" office:value="0" calcext:value-type="float">
            <text:p>0</text:p>
          </table:table-cell>
          <table:table-cell table:style-name="ce18" office:value-type="float" office:value="880" calcext:value-type="float">
            <text:p>880</text:p>
          </table:table-cell>
          <table:table-cell table:style-name="Default"/>
          <table:table-cell/>
          <table:table-cell table:style-name="ce73"/>
          <table:table-cell table:number-columns-repeated="2"/>
          <table:table-cell office:value-type="string" calcext:value-type="string">
            <text:p>This is an experimental new version of the powermap generation algorithm.</text:p>
          </table:table-cell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 table:formula="of:=[.B44]*3" office:value-type="float" office:value="6345" calcext:value-type="float">
            <text:p>6345</text:p>
          </table:table-cell>
          <table:table-cell table:style-name="ce17" office:value-type="float" office:value="2115" calcext:value-type="float">
            <text:p>2115</text:p>
          </table:table-cell>
          <table:table-cell table:formula="of:=[.B44]/7250*80" office:value-type="float" office:value="23.3379310344828" calcext:value-type="float">
            <text:p>23</text:p>
          </table:table-cell>
          <table:table-cell table:style-name="ce33" table:formula="of:=[.F44]/16" office:value-type="float" office:value="55" calcext:value-type="float">
            <text:p>55,0</text:p>
          </table:table-cell>
          <table:table-cell table:style-name="ce15" table:formula="of:=[.B44]*[.D44]/[.$B$7]" office:value-type="float" office:value="12181.5255142944" calcext:value-type="float">
            <text:p>12.182</text:p>
          </table:table-cell>
          <table:table-cell table:style-name="ce18" office:value-type="float" office:value="880" calcext:value-type="float">
            <text:p>880</text:p>
          </table:table-cell>
          <table:table-cell table:formula="of:=[.E44]/[.G$7]" office:value-type="float" office:value="13780.0062378896" calcext:value-type="float">
            <text:p>13.780</text:p>
          </table:table-cell>
          <table:table-cell/>
          <table:table-cell table:style-name="ce72"/>
          <table:table-cell table:number-columns-repeated="2"/>
          <table:table-cell office:value-type="string" calcext:value-type="string">
            <text:p>It takes region 3 (max slip speed a.k.a. „high speed“) into account, where the breakdown torque cuts available torque.</text:p>
          </table:table-cell>
          <table:table-cell table:number-columns-repeated="3"/>
          <table:table-cell table:style-name="Default" table:number-columns-repeated="4"/>
          <table:table-cell table:number-columns-repeated="2"/>
          <table:table-cell table:style-name="ce11" table:number-columns-repeated="2"/>
          <table:table-cell table:style-name="ce96"/>
          <table:table-cell table:style-name="ce11"/>
          <table:table-cell table:style-name="Default"/>
        </table:table-row>
        <table:table-row table:style-name="ro1">
          <table:table-cell/>
          <table:table-cell table:style-name="ce18" office:value-type="float" office:value="2700" calcext:value-type="float">
            <text:p>2700</text:p>
          </table:table-cell>
          <table:table-cell table:formula="of:=[.B45]/7250*80" office:value-type="float" office:value="29.7931034482759" calcext:value-type="float">
            <text:p>30</text:p>
          </table:table-cell>
          <table:table-cell table:style-name="ce33" table:formula="of:=[.F45]/16" office:value-type="float" office:value="41.1875" calcext:value-type="float">
            <text:p>41,2</text:p>
          </table:table-cell>
          <table:table-cell table:style-name="ce15" table:formula="of:=[.B45]*[.D45]/[.$B$7]" office:value-type="float" office:value="11645.4912677757" calcext:value-type="float">
            <text:p>11.645</text:p>
          </table:table-cell>
          <table:table-cell table:style-name="ce18" office:value-type="float" office:value="659" calcext:value-type="float">
            <text:p>659</text:p>
          </table:table-cell>
          <table:table-cell table:formula="of:=[.E45]/[.G$7]" office:value-type="float" office:value="13173.6326558548" calcext:value-type="float">
            <text:p>13.174</text:p>
          </table:table-cell>
          <table:table-cell/>
          <table:table-cell table:style-name="ce73" table:number-columns-repeated="2"/>
          <table:table-cell/>
          <table:table-cell office:value-type="string" calcext:value-type="string">
            <text:p>See Gen4 manual on power map calculation or: <text:a xlink:href="http://people.ucalgary.ca/~aknigh/vsd/ssim/sine/vvvf.html" xlink:type="simple">http://people.ucalgary.ca/~aknigh/vsd/ssim/sine/vvvf.html</text:a> for details.</text:p>
          </table:table-cell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formula="of:=[.B46]/7250*80" office:value-type="float" office:value="33.1034482758621" calcext:value-type="float">
            <text:p>33</text:p>
          </table:table-cell>
          <table:table-cell table:style-name="ce33" table:formula="of:=[.F46]/16" office:value-type="float" office:value="38" calcext:value-type="float">
            <text:p>38,0</text:p>
          </table:table-cell>
          <table:table-cell table:style-name="ce15" table:formula="of:=[.B46]*[.D46]/[.$B$7]" office:value-type="float" office:value="11938.0520836412" calcext:value-type="float">
            <text:p>11.938</text:p>
          </table:table-cell>
          <table:table-cell table:style-name="ce18" office:value-type="float" office:value="608" calcext:value-type="float">
            <text:p>608</text:p>
          </table:table-cell>
          <table:table-cell table:formula="of:=[.E46]/[.G$7]" office:value-type="float" office:value="13504.583805024" calcext:value-type="float">
            <text:p>13.505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Unfortunately we don‘t know the exact breakdown torque and rated rpm, so we need to derive this from measurement.</text:p>
          </table:table-cell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formula="of:=[.B47]/7250*80" office:value-type="float" office:value="38.6206896551724" calcext:value-type="float">
            <text:p>39</text:p>
          </table:table-cell>
          <table:table-cell table:style-name="ce33" table:formula="of:=[.F47]/16" office:value-type="float" office:value="32.25" calcext:value-type="float">
            <text:p>32,3</text:p>
          </table:table-cell>
          <table:table-cell table:style-name="ce15" table:formula="of:=[.B47]*[.D47]/[.$B$7]" office:value-type="float" office:value="11820.2423591316" calcext:value-type="float">
            <text:p>11.820</text:p>
          </table:table-cell>
          <table:table-cell table:style-name="ce18" office:value-type="float" office:value="516" calcext:value-type="float">
            <text:p>516</text:p>
          </table:table-cell>
          <table:table-cell table:formula="of:=[.E47]/[.G$7]" office:value-type="float" office:value="13371.3148858955" calcext:value-type="float">
            <text:p>13.371</text:p>
          </table:table-cell>
          <table:table-cell/>
          <table:table-cell table:style-name="ce73"/>
          <table:table-cell table:number-columns-repeated="2"/>
          <table:table-cell office:value-type="string" calcext:value-type="string">
            <text:p>Region 3 effect is visible in the Sevcon monitor. Modeling the power map to fit the effect should result in better pedal reaction.</text:p>
          </table:table-cell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formula="of:=[.B48]/7250*80" office:value-type="float" office:value="49.6551724137931" calcext:value-type="float">
            <text:p>50</text:p>
          </table:table-cell>
          <table:table-cell table:style-name="ce33" table:formula="of:=[.F48]/16" office:value-type="float" office:value="26.3125" calcext:value-type="float">
            <text:p>26,3</text:p>
          </table:table-cell>
          <table:table-cell table:style-name="ce15" table:formula="of:=[.B48]*[.D48]/[.$B$7]" office:value-type="float" office:value="12399.4735046372" calcext:value-type="float">
            <text:p>12.399</text:p>
          </table:table-cell>
          <table:table-cell table:style-name="ce18" office:value-type="float" office:value="421" calcext:value-type="float">
            <text:p>421</text:p>
          </table:table-cell>
          <table:table-cell table:formula="of:=[.E48]/[.G$7]" office:value-type="float" office:value="14026.5537382774" calcext:value-type="float">
            <text:p>14.027</text:p>
          </table:table-cell>
          <table:table-cell/>
          <table:table-cell table:style-name="ce72"/>
          <table:table-cell table:number-columns-repeated="2"/>
          <table:table-cell office:value-type="string" calcext:value-type="string">
            <text:p>Begin with monitoring your standard tuning to determine the base speed of region 3, then adjust the breakdown ref here to recreate the map.</text:p>
          </table:table-cell>
          <table:table-cell table:number-columns-repeated="3"/>
          <table:table-cell table:style-name="Default" table:number-columns-repeated="3"/>
          <table:table-cell table:style-name="ce28"/>
          <table:table-cell table:number-columns-repeated="2"/>
          <table:table-cell table:style-name="ce11" table:number-columns-repeated="2"/>
          <table:table-cell table:style-name="ce96"/>
          <table:table-cell table:style-name="ce11"/>
          <table:table-cell table:style-name="Default"/>
        </table:table-row>
        <table:table-row table:style-name="ro1">
          <table:table-cell/>
          <table:table-cell table:style-name="ce1" office:value-type="float" office:value="5500" calcext:value-type="float">
            <text:p>5500</text:p>
          </table:table-cell>
          <table:table-cell table:formula="of:=[.B49]/7250*80" office:value-type="float" office:value="60.6896551724138" calcext:value-type="float">
            <text:p>61</text:p>
          </table:table-cell>
          <table:table-cell table:style-name="ce33" table:formula="of:=[.F49]/16" office:value-type="float" office:value="22.5" calcext:value-type="float">
            <text:p>22,5</text:p>
          </table:table-cell>
          <table:table-cell table:style-name="ce15" table:formula="of:=[.B49]*[.D49]/[.$B$7]" office:value-type="float" office:value="12959.0696960579" calcext:value-type="float">
            <text:p>12.959</text:p>
          </table:table-cell>
          <table:table-cell table:style-name="ce18" office:value-type="float" office:value="360" calcext:value-type="float">
            <text:p>360</text:p>
          </table:table-cell>
          <table:table-cell table:formula="of:=[.E49]/[.G$7]" office:value-type="float" office:value="14659.5811041379" calcext:value-type="float">
            <text:p>14.660</text:p>
          </table:table-cell>
          <table:table-cell/>
          <table:table-cell table:style-name="ce73" table:number-columns-repeated="2"/>
          <table:table-cell/>
          <table:table-cell table:style-name="ce85" office:value-type="string" calcext:value-type="string">
            <text:p>To enable region 3 calculation on the V3 module:</text:p>
          </table:table-cell>
          <table:table-cell table:style-name="ce1" table:number-columns-repeated="2"/>
          <table:table-cell/>
          <table:table-cell table:style-name="Default" table:number-columns-repeated="3"/>
          <table:table-cell table:style-name="ce28" table:number-columns-repeated="3"/>
          <table:table-cell table:style-name="ce11" table:number-columns-repeated="2"/>
          <table:table-cell table:style-name="ce96"/>
          <table:table-cell table:style-name="ce11"/>
          <table:table-cell table:style-name="Default"/>
        </table:table-row>
        <table:table-row table:style-name="ro1">
          <table:table-cell/>
          <table:table-cell table:style-name="ce1" office:value-type="float" office:value="6500" calcext:value-type="float">
            <text:p>6500</text:p>
          </table:table-cell>
          <table:table-cell table:formula="of:=[.B50]/7250*80" office:value-type="float" office:value="71.7241379310345" calcext:value-type="float">
            <text:p>72</text:p>
          </table:table-cell>
          <table:table-cell table:style-name="ce33" table:formula="of:=[.F50]/16" office:value-type="float" office:value="19.1875" calcext:value-type="float">
            <text:p>19,2</text:p>
          </table:table-cell>
          <table:table-cell table:style-name="ce15" table:formula="of:=[.B50]*[.D50]/[.$B$7]" office:value-type="float" office:value="13060.5169588301" calcext:value-type="float">
            <text:p>13.061</text:p>
          </table:table-cell>
          <table:table-cell table:style-name="ce18" office:value-type="float" office:value="307" calcext:value-type="float">
            <text:p>307</text:p>
          </table:table-cell>
          <table:table-cell table:formula="of:=[.E50]/[.G$7]" office:value-type="float" office:value="14774.3404511652" calcext:value-type="float">
            <text:p>14.774</text:p>
          </table:table-cell>
          <table:table-cell/>
          <table:table-cell table:style-name="ce72" table:number-columns-repeated="2"/>
          <table:table-cell/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config set xrt motor_trq_breakdown</text:p>
          </table:table-cell>
          <table:table-cell table:style-name="ce1"/>
          <table:table-cell/>
          <table:table-cell table:style-name="Default"/>
          <table:table-cell table:style-name="ce194" table:formula="of:=[.I2]" office:value-type="float" office:value="210.375" calcext:value-type="float">
            <text:p>210.375</text:p>
          </table:table-cell>
          <table:table-cell table:style-name="Default"/>
          <table:table-cell table:style-name="ce28" table:number-columns-repeated="3"/>
          <table:table-cell table:style-name="ce11" table:number-columns-repeated="2"/>
          <table:table-cell table:style-name="ce96"/>
          <table:table-cell table:style-name="ce11"/>
          <table:table-cell table:style-name="Default"/>
        </table:table-row>
        <table:table-row table:style-name="ro1">
          <table:table-cell/>
          <table:table-cell table:style-name="ce1" office:value-type="float" office:value="7250" calcext:value-type="float">
            <text:p>7250</text:p>
          </table:table-cell>
          <table:table-cell table:formula="of:=[.B51]/7250*80" office:value-type="float" office:value="80" calcext:value-type="float">
            <text:p>80</text:p>
          </table:table-cell>
          <table:table-cell table:style-name="ce33" table:formula="of:=[.F51]/16" office:value-type="float" office:value="17.0625" calcext:value-type="float">
            <text:p>17,1</text:p>
          </table:table-cell>
          <table:table-cell table:style-name="ce15" table:formula="of:=[.B51]*[.D51]/[.$B$7]" office:value-type="float" office:value="12954.1609575367" calcext:value-type="float">
            <text:p>12.954</text:p>
          </table:table-cell>
          <table:table-cell table:style-name="ce18" office:value-type="float" office:value="273" calcext:value-type="float">
            <text:p>273</text:p>
          </table:table-cell>
          <table:table-cell table:formula="of:=[.E51]/[.G$7]" office:value-type="float" office:value="14654.0282325075" calcext:value-type="float">
            <text:p>14.654</text:p>
          </table:table-cell>
          <table:table-cell/>
          <table:table-cell table:style-name="ce73" table:number-columns-repeated="2"/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config set xrt motor_rpm_rated</text:p>
          </table:table-cell>
          <table:table-cell table:style-name="ce1"/>
          <table:table-cell/>
          <table:table-cell table:style-name="Default"/>
          <table:table-cell table:style-name="ce195" table:formula="of:=[.I5]" office:value-type="float" office:value="2100" calcext:value-type="float">
            <text:p>2100</text:p>
          </table:table-cell>
          <table:table-cell table:style-name="Default"/>
          <table:table-cell table:style-name="ce28" table:number-columns-repeated="3"/>
          <table:table-cell table:style-name="ce11" table:number-columns-repeated="2"/>
          <table:table-cell table:style-name="ce96"/>
          <table:table-cell table:style-name="ce11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72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load tuning profile.</text:p>
          </table:table-cell>
          <table:table-cell table:style-name="ce1"/>
          <table:table-cell/>
          <table:table-cell table:style-name="Default" table:number-columns-repeated="3"/>
          <table:table-cell table:style-name="ce28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Encoder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73" table:number-columns-repeated="2"/>
          <table:table-cell/>
          <table:table-cell office:value-type="float" office:value="4" calcext:value-type="float">
            <text:p>4</text:p>
          </table:table-cell>
          <table:table-cell table:style-name="ce192" office:value-type="string" calcext:value-type="string">
            <text:p>Test drive to see if it works better than before. Refine as necessary.</text:p>
          </table:table-cell>
          <table:table-cell table:style-name="ce88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ppr</text:p>
          </table:table-cell>
          <table:table-cell office:value-type="string" calcext:value-type="string">
            <text:p>rpm</text:p>
          </table:table-cell>
          <table:table-cell table:style-name="Default" office:value-type="string" calcext:value-type="string">
            <text:p>f_max</text:p>
          </table:table-cell>
          <table:table-cell table:number-columns-repeated="2"/>
          <table:table-cell table:style-name="Default" table:number-columns-repeated="2"/>
          <table:table-cell/>
          <table:table-cell table:style-name="ce72" table:number-columns-repeated="2"/>
          <table:table-cell/>
          <table:table-cell table:style-name="ce189" office:value-type="string" calcext:value-type="string">
            <text:p>To disable region 3 calculation, set either of the configs to 0 and reload your tuning profile.</text:p>
          </table:table-cell>
          <table:table-cell table:style-name="ce88" table:number-columns-repeated="2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table:style-name="ce28" table:formula="of:=[.A55]*[.B55]/60" office:value-type="float" office:value="12800" calcext:value-type="float">
            <text:p>12.800,00</text:p>
          </table:table-cell>
          <table:table-cell/>
          <table:table-cell table:style-name="ce41" office:value-type="string" calcext:value-type="string">
            <text:p>rpm_max</text:p>
          </table:table-cell>
          <table:table-cell table:style-name="ce41" office:value-type="string" calcext:value-type="string">
            <text:p>v_max</text:p>
          </table:table-cell>
          <table:table-cell table:style-name="Default"/>
          <table:table-cell/>
          <table:table-cell table:style-name="ce73" table:number-columns-repeated="2"/>
          <table:table-cell table:style-name="ce84"/>
          <table:table-cell table:style-name="ce90"/>
          <table:table-cell table:style-name="ce91" table:number-columns-repeated="2"/>
          <table:table-cell table:style-name="ce73" table:number-columns-repeated="2"/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table:style-name="ce28" table:formula="of:=[.A56]*[.B56]/60" office:value-type="float" office:value="13333.3333333333" calcext:value-type="float">
            <text:p>13.333,33</text:p>
          </table:table-cell>
          <table:table-cell/>
          <table:table-cell table:style-name="ce42" table:formula="of:=[.C56]*60/[.A57]" office:value-type="float" office:value="12500" calcext:value-type="float">
            <text:p>12500,0</text:p>
          </table:table-cell>
          <table:table-cell table:style-name="ce50" table:formula="of:=[.E56]/7250*80" office:value-type="float" office:value="137.931034482759" calcext:value-type="float">
            <text:p>137,93</text:p>
          </table:table-cell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table:style-name="ce28" table:formula="of:=[.A57]*[.B57]/60" office:value-type="float" office:value="10666.6666666667" calcext:value-type="float">
            <text:p>10.666,67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currency-style style:name="N198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9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98P0"/>
    </number:currency-style>
    <number:currency-style style:name="N200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20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00P0"/>
    </number:currency-style>
    <number:number-style style:name="N201">
      <number:number number:decimal-places="1" loext:min-decimal-places="1" number:min-integer-digits="1" number:grouping="true"/>
    </number:number-style>
    <number:percentage-style style:name="N202">
      <number:number number:decimal-places="4" loext:min-decimal-places="4" number:min-integer-digits="1"/>
      <number:text>%</number:text>
    </number:percentage-style>
    <number:number-style style:name="N203">
      <number:number number:decimal-places="16" loext:min-decimal-places="16" number:min-integer-digits="1"/>
    </number:number-style>
    <number:number-style style:name="N204">
      <number:number number:decimal-places="17" loext:min-decimal-places="17" number:min-integer-digits="1"/>
    </number:number-style>
    <number:number-style style:name="N205">
      <number:number number:decimal-places="18" loext:min-decimal-places="18" number:min-integer-digits="1"/>
    </number:number-style>
    <number:number-style style:name="N206">
      <number:number number:decimal-places="19" loext:min-decimal-places="19" number:min-integer-digits="1"/>
    </number:number-style>
    <number:number-style style:name="N207">
      <number:number number:decimal-places="3" loext:min-decimal-places="3" number:min-integer-digits="1" number:grouping="true"/>
    </number:number-style>
    <number:number-style style:name="N208">
      <number:number number:decimal-places="4" loext:min-decimal-places="4" number:min-integer-digits="1" number:grouping="true"/>
    </number:number-style>
    <number:number-style style:name="N209">
      <number:number number:decimal-places="5" loext:min-decimal-places="5" number:min-integer-digits="1" number:grouping="true"/>
    </number:number-style>
    <number:number-style style:name="N210">
      <number:number number:decimal-places="20" loext:min-decimal-places="20" number:min-integer-digits="1"/>
    </number:number-style>
    <number:percentage-style style:name="N211">
      <number:number number:decimal-places="0" loext:min-decimal-places="0" number:min-integer-digits="1"/>
      <number:text>%</number:text>
    </number:percentage-style>
    <number:percentage-style style:name="N212">
      <number:number number:decimal-places="2" loext:min-decimal-places="2" number:min-integer-digits="1"/>
      <number:text>%</number:text>
    </number:percentage-style>
    <number:number-style style:name="N2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2" style:volatile="true">
      <loext:text> </loext:text>
      <loext:fill-character> </loext:fill-character>
      <number:text>-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2" style:volatile="true">
      <loext:text> £</loext:text>
      <loext:fill-character> </loext:fill-character>
      <number:text>-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3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3P2" style:volatile="true">
      <loext:text> $</loext:text>
      <loext:fill-character> </loext:fill-character>
      <number:text>-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5P2" style:volatile="true">
      <loext:text> </loext:text>
      <loext:fill-character> </loext:fill-character>
      <number:text>-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45P2" style:volatile="true">
      <loext:text> </loext:text>
      <loext:fill-character> </loext:fill-character>
      <number:text>- €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9P2" style:volatile="true">
      <loext:text> </loext:text>
      <loext:fill-character> </loext:fill-character>
      <number:text>-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currency-style style:name="N259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9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9P0"/>
    </number:currency-style>
    <number:number-style style:name="N260">
      <number:number number:decimal-places="6" loext:min-decimal-places="6" number:min-integer-digits="1" number:grouping="true"/>
    </number:number-style>
    <number:number-style style:name="N261">
      <number:number number:decimal-places="7" loext:min-decimal-places="7" number:min-integer-digits="1" number:grouping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3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ung" style:family="table-cell" style:parent-style-name="Default">
      <style:text-properties fo:color="#ff0000"/>
    </style:style>
  </office:styles>
  <office:automatic-styles>
    <style:page-layout style:name="Mpm1">
      <style:page-layout-properties fo:page-width="297mm" fo:page-height="210.01mm" style:num-format="1" style:print-orientation="landscape" fo:margin-left="8.48mm" fo:margin-right="4.5mm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.00.0000</text:date>, <text:time style:data-style-name="N2" text:time-value="18:28:00.9402559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8-11-10T19:32:55.429836084</dc:date>
    <meta:editing-duration>P34DT23M30S</meta:editing-duration>
    <meta:editing-cycles>466</meta:editing-cycles>
    <meta:generator>LibreOffice/6.0.5.2$Linux_X86_64 LibreOffice_project/00m0$Build-2</meta:generator>
    <meta:printed-by>Michael Balzer</meta:printed-by>
    <meta:print-date>2014-07-31T11:22:42</meta:print-date>
    <meta:document-statistic meta:table-count="1" meta:cell-count="460" meta:object-count="1"/>
  </office:meta>
</office:document-meta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8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2">
      <style:chart-properties chart:display-label="true" chart:logarithmic="false" chart:minimum="0" chart:maximum="135" chart:origin="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display-label="true" chart:logarithmic="false" chart:minimum="0" chart:maximum="27000" chart:interval-major="2000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88">
      <style:chart-properties chart:symbol-type="named-symbol" chart:symbol-name="circle" chart:symbol-width="0.25cm" chart:symbol-height="0.25cm" chart:link-data-style-to-source="true"/>
      <style:graphic-properties svg:stroke-width="0.1cm" svg:stroke-color="#993366" draw:fill-color="#993366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hourglass" chart:symbol-width="0.25cm" chart:symbol-height="0.25cm" chart:link-data-style-to-source="true"/>
      <style:graphic-properties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88">
      <style:chart-properties chart:symbol-type="named-symbol" chart:symbol-name="diamond" chart:symbol-width="0.25cm" chart:symbol-height="0.25cm" chart:link-data-style-to-source="true"/>
      <style:graphic-properties draw:stroke-dash="Fine_20_Dashed"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88">
      <style:chart-properties chart:symbol-type="none" chart:link-data-style-to-source="true"/>
      <style:graphic-properties svg:stroke-width="0.2cm" svg:stroke-color="#7e0021" svg:stroke-opacity="20%" draw:fill-color="#7e0021" draw:opacity="20%"/>
      <style:text-properties fo:font-size="10pt" style:font-size-asian="10pt" style:font-size-complex="10pt"/>
    </style:style>
    <style:style style:name="ch17" style:family="chart" style:data-style-name="N3">
      <style:chart-properties chart:symbol-type="none" chart:link-data-style-to-source="true"/>
      <style:graphic-properties draw:stroke-dash="Ultrafine_20_Dashed" svg:stroke-width="0.2cm" svg:stroke-color="#83caff" svg:stroke-opacity="40%" draw:fill-color="#83caff" draw:opacity="40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289cm" svg:height="13.912cm" xlink:href=".." xlink:type="simple" chart:class="chart:scatter" chart:style-name="ch1">
        <chart:title svg:x="7.973cm" svg:y="0.414cm" chart:style-name="ch2">
          <text:p>Torque &amp; Power</text:p>
        </chart:title>
        <chart:legend svg:x="7.849cm" svg:y="1.697cm" style:legend-expansion="custom" chartooo:width="8.595cm" chartooo:height="1.801cm" style:legend-expansion-aspect-ratio="4.77234869516935" chart:style-name="ch3"/>
        <chart:plot-area chart:style-name="ch4" table:cell-range-address="Powermap_80_2.C27:Powermap_80_2.E35 Powermap_80_2.D26:Powermap_80_2.E26 Powermap_80_2.A1:Powermap_80_2.A1 Powermap_80_2.D43:Powermap_80_2.E51 Powermap_80_2.X10:Powermap_80_2.Y39" chart:data-source-has-labels="row" svg:x="1.396cm" svg:y="1.471cm" svg:width="16.562cm" svg:height="11.182cm">
          <chartooo:coordinate-region svg:x="2.494cm" svg:y="1.471cm" svg:width="13.995cm" svg:height="10.535cm"/>
          <chart:axis chart:dimension="x" chart:name="primary-x" chart:style-name="ch5">
            <chart:title svg:x="8.733cm" svg:y="12.931cm" chart:style-name="ch6">
              <text:p>Speed (kph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32cm" chart:style-name="ch10">
              <text:p>Torque (Nm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>
            <chart:title svg:x="18.343cm" svg:y="7.873cm" chart:style-name="ch10">
              <text:p>Power (W)</text:p>
            </chart:title>
          </chart:axis>
          <chart:series chart:attached-axis="primary-y" chart:style-name="ch12" chart:values-cell-range-address="Powermap_80_2.D27:Powermap_80_2.D35" chart:label-cell-address="Powermap_80_2.D26:Powermap_80_2.D26" chart:class="chart:scatter">
            <chart:domain table:cell-range-address="Powermap_80_2.C27:Powermap_80_2.C35"/>
            <chart:data-point chart:repeated="9"/>
          </chart:series>
          <chart:series chart:attached-axis="secondary-y" chart:style-name="ch13" chart:values-cell-range-address="Powermap_80_2.E27:Powermap_80_2.E35" chart:label-cell-address="Powermap_80_2.E26:Powermap_80_2.E26" chart:class="chart:scatter">
            <chart:data-point chart:repeated="9"/>
          </chart:series>
          <chart:series chart:attached-axis="primary-y" chart:style-name="ch14" chart:values-cell-range-address="Powermap_80_2.D43:Powermap_80_2.D51" chart:label-cell-address="Powermap_80_2.A1:Powermap_80_2.A1" chart:class="chart:scatter">
            <chart:domain table:cell-range-address="Powermap_80_2.C43:Powermap_80_2.C51"/>
            <chart:data-point chart:repeated="9"/>
          </chart:series>
          <chart:series chart:attached-axis="secondary-y" chart:style-name="ch15" chart:values-cell-range-address="Powermap_80_2.E43:Powermap_80_2.E51" chart:label-cell-address="Powermap_80_2.A1:Powermap_80_2.A1" chart:class="chart:scatter">
            <chart:domain table:cell-range-address="Powermap_80_2.C43:Powermap_80_2.C51"/>
            <chart:data-point chart:repeated="9"/>
          </chart:series>
          <chart:series chart:attached-axis="primary-y" chart:style-name="ch16" chart:values-cell-range-address="Powermap_80_2.X11:Powermap_80_2.X39" chart:label-cell-address="Powermap_80_2.X10:Powermap_80_2.X10" chart:class="chart:scatter">
            <chart:domain table:cell-range-address="Powermap_80_2.W11:Powermap_80_2.W39"/>
            <chart:data-point chart:repeated="29"/>
          </chart:series>
          <chart:series chart:attached-axis="secondary-y" chart:style-name="ch17" chart:values-cell-range-address="Powermap_80_2.Y11:Powermap_80_2.Y39" chart:label-cell-address="Powermap_80_2.Y10:Powermap_80_2.Y10" chart:class="chart:scatter">
            <chart:domain table:cell-range-address="Powermap_80_2.W11:Powermap_80_2.W39"/>
            <chart:data-point chart:repeated="2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Torque</text:p>
                <draw:g>
                  <svg:desc>Powermap_80_2.D26:Powermap_80_2.D26</svg:desc>
                </draw:g>
              </table:table-cell>
              <table:table-cell office:value-type="string">
                <text:p>Power</text:p>
                <draw:g>
                  <svg:desc>Powermap_80_2.E26:Powermap_80_2.E26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/>
                <draw:g>
                  <svg:desc>Powermap_80_2.A1:Powermap_80_2.A1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/>
                <draw:g>
                  <svg:desc>Powermap_80_2.A1:Powermap_80_2.A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Trq_brk</text:p>
                <draw:g>
                  <svg:desc>Powermap_80_2.X10:Powermap_80_2.X10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Pwr_brk</text:p>
                <draw:g>
                  <svg:desc>Powermap_80_2.Y10:Powermap_80_2.Y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80_2.C27:Powermap_80_2.C35</svg:desc>
                </draw:g>
              </table:table-cell>
              <table:table-cell office:value-type="float" office:value="100.1">
                <text:p>100.1</text:p>
                <draw:g>
                  <svg:desc>Powermap_80_2.D27:Powermap_80_2.D35</svg:desc>
                </draw:g>
              </table:table-cell>
              <table:table-cell office:value-type="float" office:value="0">
                <text:p>0</text:p>
                <draw:g>
                  <svg:desc>Powermap_80_2.E27:Powermap_80_2.E35</svg:desc>
                </draw:g>
              </table:table-cell>
              <table:table-cell office:value-type="float" office:value="0">
                <text:p>0</text:p>
                <draw:g>
                  <svg:desc>Powermap_80_2.C43:Powermap_80_2.C51</svg:desc>
                </draw:g>
              </table:table-cell>
              <table:table-cell office:value-type="float" office:value="55">
                <text:p>55</text:p>
                <draw:g>
                  <svg:desc>Powermap_80_2.D43:Powermap_80_2.D51</svg:desc>
                </draw:g>
              </table:table-cell>
              <table:table-cell office:value-type="float" office:value="0">
                <text:p>0</text:p>
                <draw:g>
                  <svg:desc>Powermap_80_2.C43:Powermap_80_2.C51</svg:desc>
                </draw:g>
              </table:table-cell>
              <table:table-cell office:value-type="float" office:value="0">
                <text:p>0</text:p>
                <draw:g>
                  <svg:desc>Powermap_80_2.E43:Powermap_80_2.E51</svg:desc>
                </draw:g>
              </table:table-cell>
              <table:table-cell office:value-type="float" office:value="16.551724137931">
                <text:p>16.551724137931</text:p>
                <draw:g>
                  <svg:desc>Powermap_80_2.W11:Powermap_80_2.W39</svg:desc>
                </draw:g>
              </table:table-cell>
              <table:table-cell office:value-type="float" office:value="457.69185">
                <text:p>457.69185</text:p>
                <draw:g>
                  <svg:desc>Powermap_80_2.X11:Powermap_80_2.X39</svg:desc>
                </draw:g>
              </table:table-cell>
              <table:table-cell office:value-type="float" office:value="16.551724137931">
                <text:p>16.551724137931</text:p>
                <draw:g>
                  <svg:desc>Powermap_80_2.W11:Powermap_80_2.W39</svg:desc>
                </draw:g>
              </table:table-cell>
              <table:table-cell office:value-type="float" office:value="71894.0676783961">
                <text:p>71894.0676783961</text:p>
                <draw:g>
                  <svg:desc>Powermap_80_2.Y11:Powermap_80_2.Y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8993103448276">
                <text:p>20.8993103448276</text:p>
              </table:table-cell>
              <table:table-cell office:value-type="float" office:value="100.1">
                <text:p>100.1</text:p>
              </table:table-cell>
              <table:table-cell office:value-type="float" office:value="19853.7555412832">
                <text:p>19853.7555412832</text:p>
              </table:table-cell>
              <table:table-cell office:value-type="float" office:value="23.3379310344828">
                <text:p>23.3379310344828</text:p>
              </table:table-cell>
              <table:table-cell office:value-type="float" office:value="55">
                <text:p>55</text:p>
              </table:table-cell>
              <table:table-cell office:value-type="float" office:value="23.3379310344828">
                <text:p>23.3379310344828</text:p>
              </table:table-cell>
              <table:table-cell office:value-type="float" office:value="12181.5255142944">
                <text:p>12181.5255142944</text:p>
              </table:table-cell>
              <table:table-cell office:value-type="float" office:value="19.3103448275862">
                <text:p>19.3103448275862</text:p>
              </table:table-cell>
              <table:table-cell office:value-type="float" office:value="336.2634">
                <text:p>336.2634</text:p>
              </table:table-cell>
              <table:table-cell office:value-type="float" office:value="19.3103448275862">
                <text:p>19.3103448275862</text:p>
              </table:table-cell>
              <table:table-cell office:value-type="float" office:value="61623.4865814824">
                <text:p>61623.4865814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872183908046">
                <text:p>33.872183908046</text:p>
              </table:table-cell>
              <table:table-cell office:value-type="float" office:value="59.9428793942574">
                <text:p>59.9428793942574</text:p>
              </table:table-cell>
              <table:table-cell office:value-type="float" office:value="19864.8688746166">
                <text:p>19864.8688746166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41.1875">
                <text:p>41.1875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11645.4912677757">
                <text:p>11645.4912677757</text:p>
              </table:table-cell>
              <table:table-cell office:value-type="float" office:value="22.0689655172414">
                <text:p>22.0689655172414</text:p>
              </table:table-cell>
              <table:table-cell office:value-type="float" office:value="257.451665625">
                <text:p>257.451665625</text:p>
              </table:table-cell>
              <table:table-cell office:value-type="float" office:value="22.0689655172414">
                <text:p>22.0689655172414</text:p>
              </table:table-cell>
              <table:table-cell office:value-type="float" office:value="53920.5507587971">
                <text:p>53920.5507587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8450574712644">
                <text:p>46.8450574712644</text:p>
              </table:table-cell>
              <table:table-cell office:value-type="float" office:value="43.5905954317615">
                <text:p>43.5905954317615</text:p>
              </table:table-cell>
              <table:table-cell office:value-type="float" office:value="19875.9822079499">
                <text:p>19875.9822079499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38">
                <text:p>38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11938.0520836412">
                <text:p>11938.0520836412</text:p>
              </table:table-cell>
              <table:table-cell office:value-type="float" office:value="24.8275862068966">
                <text:p>24.8275862068966</text:p>
              </table:table-cell>
              <table:table-cell office:value-type="float" office:value="203.4186">
                <text:p>203.4186</text:p>
              </table:table-cell>
              <table:table-cell office:value-type="float" office:value="24.8275862068966">
                <text:p>24.8275862068966</text:p>
              </table:table-cell>
              <table:table-cell office:value-type="float" office:value="47929.3784522641">
                <text:p>47929.3784522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8179310344828">
                <text:p>59.8179310344828</text:p>
              </table:table-cell>
              <table:table-cell office:value-type="float" office:value="34.3362477225882">
                <text:p>34.3362477225882</text:p>
              </table:table-cell>
              <table:table-cell office:value-type="float" office:value="19890">
                <text:p>19890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32.25">
                <text:p>32.25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11820.2423591316">
                <text:p>11820.2423591316</text:p>
              </table:table-cell>
              <table:table-cell office:value-type="float" office:value="27.5862068965517">
                <text:p>27.5862068965517</text:p>
              </table:table-cell>
              <table:table-cell office:value-type="float" office:value="164.769066">
                <text:p>164.769066</text:p>
              </table:table-cell>
              <table:table-cell office:value-type="float" office:value="27.5862068965517">
                <text:p>27.5862068965517</text:p>
              </table:table-cell>
              <table:table-cell office:value-type="float" office:value="43136.4406070377">
                <text:p>43136.4406070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3634482758621">
                <text:p>72.3634482758621</text:p>
              </table:table-cell>
              <table:table-cell office:value-type="float" office:value="23.582359532202">
                <text:p>23.582359532202</text:p>
              </table:table-cell>
              <table:table-cell office:value-type="float" office:value="16441.7074728144">
                <text:p>16441.7074728144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26.3125">
                <text:p>26.3125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12399.4735046372">
                <text:p>12399.4735046372</text:p>
              </table:table-cell>
              <table:table-cell office:value-type="float" office:value="30.3448275862069">
                <text:p>30.3448275862069</text:p>
              </table:table-cell>
              <table:table-cell office:value-type="float" office:value="136.172781818182">
                <text:p>136.172781818182</text:p>
              </table:table-cell>
              <table:table-cell office:value-type="float" office:value="30.3448275862069">
                <text:p>30.3448275862069</text:p>
              </table:table-cell>
              <table:table-cell office:value-type="float" office:value="39214.9460063979">
                <text:p>39214.9460063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9089655172414">
                <text:p>84.9089655172414</text:p>
              </table:table-cell>
              <table:table-cell office:value-type="float" office:value="17.2154202340216">
                <text:p>17.2154202340216</text:p>
              </table:table-cell>
              <table:table-cell office:value-type="float" office:value="14012.4030604786">
                <text:p>14012.4030604786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22.5">
                <text:p>22.5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12959.0696960579">
                <text:p>12959.0696960579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114.4229625">
                <text:p>114.4229625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35947.033839198">
                <text:p>35947.033839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4544827586207">
                <text:p>97.4544827586207</text:p>
              </table:table-cell>
              <table:table-cell office:value-type="float" office:value="13.134361715142">
                <text:p>13.134361715142</text:p>
              </table:table-cell>
              <table:table-cell office:value-type="float" office:value="12208.5574167251">
                <text:p>12208.5574167251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9.1875">
                <text:p>19.1875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3060.5169588301">
                <text:p>13060.5169588301</text:p>
              </table:table-cell>
              <table:table-cell office:value-type="float" office:value="35.8620689655172">
                <text:p>35.8620689655172</text:p>
              </table:table-cell>
              <table:table-cell office:value-type="float" office:value="97.4964887573965">
                <text:p>97.4964887573965</text:p>
              </table:table-cell>
              <table:table-cell office:value-type="float" office:value="35.8620689655172">
                <text:p>35.8620689655172</text:p>
              </table:table-cell>
              <table:table-cell office:value-type="float" office:value="33181.877390029">
                <text:p>33181.87739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10.3610593864899">
                <text:p>10.3610593864899</text:p>
              </table:table-cell>
              <table:table-cell office:value-type="float" office:value="10816.1695297806">
                <text:p>10816.1695297806</text:p>
              </table:table-cell>
              <table:table-cell office:value-type="float" office:value="80">
                <text:p>80</text:p>
              </table:table-cell>
              <table:table-cell office:value-type="float" office:value="17.0625">
                <text:p>17.0625</text:p>
              </table:table-cell>
              <table:table-cell office:value-type="float" office:value="80">
                <text:p>80</text:p>
              </table:table-cell>
              <table:table-cell office:value-type="float" office:value="12954.1609575367">
                <text:p>12954.1609575367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84.06585">
                <text:p>84.06585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30811.7432907412">
                <text:p>30811.7432907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793103448276">
                <text:p>41.3793103448276</text:p>
              </table:table-cell>
              <table:table-cell office:value-type="float" office:value="73.230696">
                <text:p>73.230696</text:p>
              </table:table-cell>
              <table:table-cell office:value-type="float" office:value="41.3793103448276">
                <text:p>41.3793103448276</text:p>
              </table:table-cell>
              <table:table-cell office:value-type="float" office:value="28757.6270713584">
                <text:p>28757.6270713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379310344828">
                <text:p>44.1379310344828</text:p>
              </table:table-cell>
              <table:table-cell office:value-type="float" office:value="64.36291640625">
                <text:p>64.36291640625</text:p>
              </table:table-cell>
              <table:table-cell office:value-type="float" office:value="44.1379310344828">
                <text:p>44.1379310344828</text:p>
              </table:table-cell>
              <table:table-cell office:value-type="float" office:value="26960.2753793985">
                <text:p>26960.2753793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965517241379">
                <text:p>46.8965517241379</text:p>
              </table:table-cell>
              <table:table-cell office:value-type="float" office:value="57.0135176470588">
                <text:p>57.0135176470588</text:p>
              </table:table-cell>
              <table:table-cell office:value-type="float" office:value="46.8965517241379">
                <text:p>46.8965517241379</text:p>
              </table:table-cell>
              <table:table-cell office:value-type="float" office:value="25374.3768276692">
                <text:p>25374.3768276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50.85465">
                <text:p>50.85465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23964.689226132">
                <text:p>23964.689226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4137931034483">
                <text:p>52.4137931034483</text:p>
              </table:table-cell>
              <table:table-cell office:value-type="float" office:value="45.6424005540166">
                <text:p>45.6424005540166</text:p>
              </table:table-cell>
              <table:table-cell office:value-type="float" office:value="52.4137931034483">
                <text:p>52.4137931034483</text:p>
              </table:table-cell>
              <table:table-cell office:value-type="float" office:value="22703.3897931777">
                <text:p>22703.3897931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1724137931035">
                <text:p>55.1724137931035</text:p>
              </table:table-cell>
              <table:table-cell office:value-type="float" office:value="41.1922665">
                <text:p>41.1922665</text:p>
              </table:table-cell>
              <table:table-cell office:value-type="float" office:value="55.1724137931035">
                <text:p>55.1724137931035</text:p>
              </table:table-cell>
              <table:table-cell office:value-type="float" office:value="21568.2203035188">
                <text:p>21568.2203035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9310344827586">
                <text:p>57.9310344827586</text:p>
              </table:table-cell>
              <table:table-cell office:value-type="float" office:value="37.3626">
                <text:p>37.3626</text:p>
              </table:table-cell>
              <table:table-cell office:value-type="float" office:value="57.9310344827586">
                <text:p>57.9310344827586</text:p>
              </table:table-cell>
              <table:table-cell office:value-type="float" office:value="20541.1621938274">
                <text:p>20541.1621938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34.0431954545455">
                <text:p>34.0431954545455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19607.4730031989">
                <text:p>19607.4730031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448275862069">
                <text:p>63.448275862069</text:p>
              </table:table-cell>
              <table:table-cell office:value-type="float" office:value="31.1472714555766">
                <text:p>31.1472714555766</text:p>
              </table:table-cell>
              <table:table-cell office:value-type="float" office:value="63.448275862069">
                <text:p>63.448275862069</text:p>
              </table:table-cell>
              <table:table-cell office:value-type="float" office:value="18754.9741769729">
                <text:p>18754.9741769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2068965517241">
                <text:p>66.2068965517241</text:p>
              </table:table-cell>
              <table:table-cell office:value-type="float" office:value="28.605740625">
                <text:p>28.605740625</text:p>
              </table:table-cell>
              <table:table-cell office:value-type="float" office:value="66.2068965517241">
                <text:p>66.2068965517241</text:p>
              </table:table-cell>
              <table:table-cell office:value-type="float" office:value="17973.516919599">
                <text:p>17973.516919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24.3741221893491">
                <text:p>24.3741221893491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6590.9386950145">
                <text:p>16590.9386950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2413793103448">
                <text:p>77.2413793103448</text:p>
              </table:table-cell>
              <table:table-cell office:value-type="float" office:value="21.0164625">
                <text:p>21.0164625</text:p>
              </table:table-cell>
              <table:table-cell office:value-type="float" office:value="77.2413793103448">
                <text:p>77.2413793103448</text:p>
              </table:table-cell>
              <table:table-cell office:value-type="float" office:value="15405.8716453706">
                <text:p>15405.8716453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7586206896552">
                <text:p>82.7586206896552</text:p>
              </table:table-cell>
              <table:table-cell office:value-type="float" office:value="18.307674">
                <text:p>18.307674</text:p>
              </table:table-cell>
              <table:table-cell office:value-type="float" office:value="82.7586206896552">
                <text:p>82.7586206896552</text:p>
              </table:table-cell>
              <table:table-cell office:value-type="float" office:value="14378.8135356792">
                <text:p>14378.8135356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2758620689655">
                <text:p>88.2758620689655</text:p>
              </table:table-cell>
              <table:table-cell office:value-type="float" office:value="16.0907291015625">
                <text:p>16.0907291015625</text:p>
              </table:table-cell>
              <table:table-cell office:value-type="float" office:value="88.2758620689655">
                <text:p>88.2758620689655</text:p>
              </table:table-cell>
              <table:table-cell office:value-type="float" office:value="13480.1376896993">
                <text:p>13480.1376896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7931034482759">
                <text:p>93.7931034482759</text:p>
              </table:table-cell>
              <table:table-cell office:value-type="float" office:value="14.2533794117647">
                <text:p>14.2533794117647</text:p>
              </table:table-cell>
              <table:table-cell office:value-type="float" office:value="93.7931034482759">
                <text:p>93.7931034482759</text:p>
              </table:table-cell>
              <table:table-cell office:value-type="float" office:value="12687.1884138346">
                <text:p>12687.1884138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3103448275862">
                <text:p>99.3103448275862</text:p>
              </table:table-cell>
              <table:table-cell office:value-type="float" office:value="12.7136625">
                <text:p>12.7136625</text:p>
              </table:table-cell>
              <table:table-cell office:value-type="float" office:value="99.3103448275862">
                <text:p>99.3103448275862</text:p>
              </table:table-cell>
              <table:table-cell office:value-type="float" office:value="11982.344613066">
                <text:p>11982.344613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827586206897">
                <text:p>104.827586206897</text:p>
              </table:table-cell>
              <table:table-cell office:value-type="float" office:value="11.4106001385042">
                <text:p>11.4106001385042</text:p>
              </table:table-cell>
              <table:table-cell office:value-type="float" office:value="104.827586206897">
                <text:p>104.827586206897</text:p>
              </table:table-cell>
              <table:table-cell office:value-type="float" office:value="11351.6948965889">
                <text:p>11351.6948965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344827586207">
                <text:p>110.344827586207</text:p>
              </table:table-cell>
              <table:table-cell office:value-type="float" office:value="10.298066625">
                <text:p>10.298066625</text:p>
              </table:table-cell>
              <table:table-cell office:value-type="float" office:value="110.344827586207">
                <text:p>110.344827586207</text:p>
              </table:table-cell>
              <table:table-cell office:value-type="float" office:value="10784.1101517594">
                <text:p>10784.1101517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862068965517">
                <text:p>115.862068965517</text:p>
              </table:table-cell>
              <table:table-cell office:value-type="float" office:value="9.34065">
                <text:p>9.34065</text:p>
              </table:table-cell>
              <table:table-cell office:value-type="float" office:value="115.862068965517">
                <text:p>115.862068965517</text:p>
              </table:table-cell>
              <table:table-cell office:value-type="float" office:value="10270.5810969137">
                <text:p>10270.5810969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379310344828">
                <text:p>121.379310344828</text:p>
              </table:table-cell>
              <table:table-cell office:value-type="float" office:value="8.51079886363636">
                <text:p>8.51079886363636</text:p>
              </table:table-cell>
              <table:table-cell office:value-type="float" office:value="121.379310344828">
                <text:p>121.379310344828</text:p>
              </table:table-cell>
              <table:table-cell office:value-type="float" office:value="9803.73650159947">
                <text:p>9803.736501599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Gradient_20_17" draw:display-name="Gradient 17" draw:style="linear" draw:start-color="#000000" draw:end-color="#ffffff" draw:start-intensity="100%" draw:end-intensity="100%" draw:angle="0" draw:border="0%"/>
    <draw:gradient draw:name="Gradient_20_18" draw:display-name="Gradient 18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ChartDash_20_1" draw:display-name="ChartDash 1" draw:style="rect" draw:dots1="1" draw:dots1-length="0.508cm" draw:dots2="1" draw:dots2-length="0.508cm" draw:distance="0.508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